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Ubuntu" svg:font-family="Ubuntu"/>
    <style:font-face style:name="sans-serif" svg:font-family="sans-serif"/>
    <style:font-face style:name="Serif" svg:font-family="Serif" style:font-family-generic="roman"/>
    <style:font-face style:name="Calibri" svg:font-family="Calibri"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Table1" style:family="table" style:master-page-name="Standard">
      <style:table-properties style:width="16.249cm" fo:margin-left="-0.199cm" fo:margin-top="0cm" fo:margin-bottom="0cm" style:page-number="auto" table:align="left" style:writing-mode="lr-tb"/>
    </style:style>
    <style:style style:name="Table1.A" style:family="table-column">
      <style:table-column-properties style:column-width="5.415cm"/>
    </style:style>
    <style:style style:name="Table1.B" style:family="table-column">
      <style:table-column-properties style:column-width="6.385cm"/>
    </style:style>
    <style:style style:name="Table1.C" style:family="table-column">
      <style:table-column-properties style:column-width="4.449cm"/>
    </style:style>
    <style:style style:name="Table1.1" style:family="table-row">
      <style:table-row-properties fo:keep-together="auto"/>
    </style:style>
    <style:style style:name="Table1.A1" style:family="table-cell">
      <style:table-cell-properties fo:padding-left="0.199cm" fo:padding-right="0.191cm" fo:padding-top="0cm" fo:padding-bottom="0cm" fo:border-left="0.5pt solid #000000" fo:border-right="none" fo:border-top="0.5pt solid #000000" fo:border-bottom="0.5pt solid #000000"/>
    </style:style>
    <style:style style:name="Table1.B1" style:family="table-cell">
      <style:table-cell-properties fo:padding-left="0.199cm" fo:padding-right="0.191cm" fo:padding-top="0cm" fo:padding-bottom="0cm" fo:border-left="none" fo:border-right="none" fo:border-top="0.5pt solid #000000" fo:border-bottom="0.5pt solid #000000"/>
    </style:style>
    <style:style style:name="Table1.C1" style:family="table-cell">
      <style:table-cell-properties fo:padding-left="0.199cm" fo:padding-right="0.191cm" fo:padding-top="0cm" fo:padding-bottom="0cm" fo:border-left="none" fo:border-right="0.5pt solid #000000" fo:border-top="0.5pt solid #000000" fo:border-bottom="0.5pt solid #000000"/>
    </style:style>
    <style:style style:name="Table1.2" style:family="table-row">
      <style:table-row-properties style:min-row-height="0.676cm" fo:keep-together="auto"/>
    </style:style>
    <style:style style:name="Table1.A2" style:family="table-cell">
      <style:table-cell-properties fo:padding-left="0.199cm" fo:padding-right="0.191cm" fo:padding-top="0cm" fo:padding-bottom="0cm" fo:border="0.5pt solid #000000"/>
    </style:style>
    <style:style style:name="Table2" style:family="table">
      <style:table-properties style:width="16.002cm" style:rel-width="100%" fo:margin-left="-0.199cm" fo:margin-top="0cm" fo:margin-bottom="0cm" table:align="left" style:writing-mode="lr-tb"/>
    </style:style>
    <style:style style:name="Table2.A" style:family="table-column">
      <style:table-column-properties style:column-width="4.441cm" style:rel-column-width="18192*"/>
    </style:style>
    <style:style style:name="Table2.B" style:family="table-column">
      <style:table-column-properties style:column-width="4.004cm" style:rel-column-width="16397*"/>
    </style:style>
    <style:style style:name="Table2.C" style:family="table-column">
      <style:table-column-properties style:column-width="3.706cm" style:rel-column-width="15178*"/>
    </style:style>
    <style:style style:name="Table2.D" style:family="table-column">
      <style:table-column-properties style:column-width="3.849cm" style:rel-column-width="15765*"/>
    </style:style>
    <style:style style:name="Table2.1" style:family="table-row">
      <style:table-row-properties fo:keep-together="auto"/>
    </style:style>
    <style:style style:name="Table2.A1" style:family="table-cell">
      <style:table-cell-properties style:vertical-align="middle" fo:padding-left="0.199cm" fo:padding-right="0.191cm" fo:padding-top="0cm" fo:padding-bottom="0cm" fo:border="0.5pt solid #000000"/>
    </style:style>
    <style:style style:name="Table3" style:family="table">
      <style:table-properties style:width="16.002cm" style:rel-width="100%" fo:margin-left="-0.199cm" fo:margin-top="0cm" fo:margin-bottom="0cm" table:align="left" style:writing-mode="lr-tb"/>
    </style:style>
    <style:style style:name="Table3.A" style:family="table-column">
      <style:table-column-properties style:column-width="5.33cm" style:rel-column-width="21829*"/>
    </style:style>
    <style:style style:name="Table3.B" style:family="table-column">
      <style:table-column-properties style:column-width="5.338cm" style:rel-column-width="21861*"/>
    </style:style>
    <style:style style:name="Table3.C" style:family="table-column">
      <style:table-column-properties style:column-width="5.334cm" style:rel-column-width="21845*"/>
    </style:style>
    <style:style style:name="Table3.1" style:family="table-row">
      <style:table-row-properties fo:keep-together="auto"/>
    </style:style>
    <style:style style:name="Table3.A1" style:family="table-cell">
      <style:table-cell-properties fo:padding-left="0.199cm" fo:padding-right="0.191cm" fo:padding-top="0cm" fo:padding-bottom="0cm" fo:border-left="0.5pt solid #000000" fo:border-right="0.5pt solid #000000" fo:border-top="0.5pt solid #000000" fo:border-bottom="none"/>
    </style:style>
    <style:style style:name="Table3.2" style:family="table-row">
      <style:table-row-properties style:min-row-height="0.967cm" fo:keep-together="auto"/>
    </style:style>
    <style:style style:name="Table3.A2"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e4" style:family="table">
      <style:table-properties style:width="16.002cm" style:rel-width="100%" fo:margin-left="-0.199cm" fo:margin-top="0cm" fo:margin-bottom="0cm" table:align="left" style:writing-mode="lr-tb"/>
    </style:style>
    <style:style style:name="Table4.A" style:family="table-column">
      <style:table-column-properties style:column-width="5.33cm" style:rel-column-width="21829*"/>
    </style:style>
    <style:style style:name="Table4.B" style:family="table-column">
      <style:table-column-properties style:column-width="5.338cm" style:rel-column-width="21861*"/>
    </style:style>
    <style:style style:name="Table4.C" style:family="table-column">
      <style:table-column-properties style:column-width="5.334cm" style:rel-column-width="21845*"/>
    </style:style>
    <style:style style:name="Table4.1" style:family="table-row">
      <style:table-row-properties fo:keep-together="auto"/>
    </style:style>
    <style:style style:name="Table4.A1" style:family="table-cell">
      <style:table-cell-properties fo:padding-left="0.199cm" fo:padding-right="0.191cm" fo:padding-top="0cm" fo:padding-bottom="0cm" fo:border="0.5pt solid #000000"/>
    </style:style>
    <style:style style:name="Table5" style:family="table">
      <style:table-properties style:width="16.002cm" style:rel-width="100%" fo:margin-left="-0.199cm" fo:margin-top="0cm" fo:margin-bottom="0cm" table:align="left" style:writing-mode="lr-tb"/>
    </style:style>
    <style:style style:name="Table5.A" style:family="table-column">
      <style:table-column-properties style:column-width="5.329cm" style:rel-column-width="3021*"/>
    </style:style>
    <style:style style:name="Table5.B" style:family="table-column">
      <style:table-column-properties style:column-width="5.339cm" style:rel-column-width="3027*"/>
    </style:style>
    <style:style style:name="Table5.C" style:family="table-column">
      <style:table-column-properties style:column-width="5.334cm" style:rel-column-width="3024*"/>
    </style:style>
    <style:style style:name="Table5.1" style:family="table-row">
      <style:table-row-properties fo:keep-together="auto"/>
    </style:style>
    <style:style style:name="Table5.A1" style:family="table-cell">
      <style:table-cell-properties fo:padding-left="0.199cm" fo:padding-right="0.191cm" fo:padding-top="0cm" fo:padding-bottom="0cm" fo:border="0.5pt solid #000000"/>
    </style:style>
    <style:style style:name="Table5.2" style:family="table-row">
      <style:table-row-properties style:min-row-height="0.781cm" fo:keep-together="auto"/>
    </style:style>
    <style:style style:name="Table5.A2"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e6" style:family="table">
      <style:table-properties style:width="16.002cm" style:rel-width="100%" fo:margin-left="-0.199cm" fo:margin-top="0cm" fo:margin-bottom="0cm" table:align="left" style:writing-mode="lr-tb"/>
    </style:style>
    <style:style style:name="Table6.A" style:family="table-column">
      <style:table-column-properties style:column-width="5.33cm" style:rel-column-width="21829*"/>
    </style:style>
    <style:style style:name="Table6.B" style:family="table-column">
      <style:table-column-properties style:column-width="5.338cm" style:rel-column-width="21861*"/>
    </style:style>
    <style:style style:name="Table6.C" style:family="table-column">
      <style:table-column-properties style:column-width="5.334cm" style:rel-column-width="21845*"/>
    </style:style>
    <style:style style:name="Table6.1" style:family="table-row">
      <style:table-row-properties fo:keep-together="auto"/>
    </style:style>
    <style:style style:name="Table6.A1" style:family="table-cell">
      <style:table-cell-properties fo:padding-left="0.199cm" fo:padding-right="0.191cm" fo:padding-top="0cm" fo:padding-bottom="0cm" fo:border="0.5pt solid #000000"/>
    </style:style>
    <style:style style:name="Table6.A3" style:family="table-cell">
      <style:table-cell-properties fo:padding-left="0.199cm" fo:padding-right="0.191cm" fo:padding-top="0cm" fo:padding-bottom="0cm" fo:border-left="0.5pt solid #000000" fo:border-right="0.5pt solid #000000" fo:border-top="none" fo:border-bottom="0.5pt solid #000000"/>
    </style:style>
    <style:style style:name="Tableau1" style:family="table">
      <style:table-properties style:width="14.289cm" table:align="left" style:writing-mode="lr-tb"/>
    </style:style>
    <style:style style:name="Tableau1.A" style:family="table-column">
      <style:table-column-properties style:column-width="1.716cm"/>
    </style:style>
    <style:style style:name="Tableau1.B" style:family="table-column">
      <style:table-column-properties style:column-width="1.589cm"/>
    </style:style>
    <style:style style:name="Tableau1.D" style:family="table-column">
      <style:table-column-properties style:column-width="1.919cm"/>
    </style:style>
    <style:style style:name="Tableau1.H" style:family="table-column">
      <style:table-column-properties style:column-width="2.048cm"/>
    </style:style>
    <style:style style:name="Tableau1.A1" style:family="table-cell">
      <style:table-cell-properties style:vertical-align="bottom" fo:padding="0.106cm" fo:border-left="0.75pt solid #000000" fo:border-right="0.75pt solid #000000" fo:border-top="0.75pt solid #000000" fo:border-bottom="0.05pt solid #000000"/>
    </style:style>
    <style:style style:name="Tableau1.B1" style:family="table-cell">
      <style:table-cell-properties style:vertical-align="bottom" fo:background-color="#ffff00" fo:padding="0.106cm" fo:border-left="0.05pt solid #000000" fo:border-right="0.75pt solid #000000" fo:border-top="0.75pt solid #000000" fo:border-bottom="0.05pt solid #000000">
        <style:background-image/>
      </style:table-cell-properties>
    </style:style>
    <style:style style:name="Tableau1.F1" style:family="table-cell">
      <style:table-cell-properties style:vertical-align="bottom" fo:background-color="#ffd320" fo:padding="0.106cm" fo:border-left="0.05pt solid #000000" fo:border-right="0.75pt solid #000000" fo:border-top="0.75pt solid #000000" fo:border-bottom="0.05pt solid #000000">
        <style:background-image/>
      </style:table-cell-properties>
    </style:style>
    <style:style style:name="Tableau1.A2" style:family="table-cell">
      <style:table-cell-properties style:vertical-align="bottom" fo:background-color="#e6e6e6" fo:padding="0.106cm" fo:border-left="0.75pt solid #000000" fo:border-right="0.75pt solid #000000" fo:border-top="none" fo:border-bottom="0.05pt solid #000000">
        <style:background-image/>
      </style:table-cell-properties>
    </style:style>
    <style:style style:name="Tableau1.B2" style:family="table-cell">
      <style:table-cell-properties style:vertical-align="bottom" fo:background-color="#e6e6e6" fo:padding="0.106cm" fo:border-left="0.05pt solid #000000" fo:border-right="0.75pt solid #000000" fo:border-top="none" fo:border-bottom="0.05pt solid #000000">
        <style:background-image/>
      </style:table-cell-properties>
    </style:style>
    <style:style style:name="Tableau1.A3" style:family="table-cell">
      <style:table-cell-properties fo:background-color="#ffffff" fo:padding="0.106cm" fo:border-left="0.75pt solid #000000" fo:border-right="0.75pt solid #000000" fo:border-top="none" fo:border-bottom="0.05pt solid #000000">
        <style:background-image/>
      </style:table-cell-properties>
    </style:style>
    <style:style style:name="Tableau1.B3" style:family="table-cell">
      <style:table-cell-properties fo:background-color="#ffff00" fo:padding="0.106cm" fo:border-left="0.05pt solid #000000" fo:border-right="0.75pt solid #000000" fo:border-top="none" fo:border-bottom="0.05pt solid #000000">
        <style:background-image/>
      </style:table-cell-properties>
    </style:style>
    <style:style style:name="Tableau1.C3" style:family="table-cell">
      <style:table-cell-properties fo:background-color="#ffff00" fo:padding="0.106cm" fo:border-left="0.05pt solid #000000" fo:border-right="0.75pt solid #000000" fo:border-top="none" fo:border-bottom="0.05pt solid #000000">
        <style:background-image/>
      </style:table-cell-properties>
    </style:style>
    <style:style style:name="Tableau1.D3" style:family="table-cell">
      <style:table-cell-properties fo:background-color="#ffff00" fo:padding="0.106cm" fo:border-left="0.05pt solid #000000" fo:border-right="0.75pt solid #000000" fo:border-top="none" fo:border-bottom="0.05pt solid #000000">
        <style:background-image/>
      </style:table-cell-properties>
    </style:style>
    <style:style style:name="Tableau1.E3" style:family="table-cell">
      <style:table-cell-properties fo:background-color="#ffff00" fo:padding="0.106cm" fo:border-left="0.05pt solid #000000" fo:border-right="0.75pt solid #000000" fo:border-top="none" fo:border-bottom="0.05pt solid #000000">
        <style:background-image/>
      </style:table-cell-properties>
    </style:style>
    <style:style style:name="Tableau1.F3" style:family="table-cell">
      <style:table-cell-properties fo:background-color="#ffd320" fo:padding="0.106cm" fo:border-left="0.05pt solid #000000" fo:border-right="0.75pt solid #000000" fo:border-top="none" fo:border-bottom="0.05pt solid #000000">
        <style:background-image/>
      </style:table-cell-properties>
    </style:style>
    <style:style style:name="Tableau1.G3" style:family="table-cell">
      <style:table-cell-properties fo:background-color="#ffd320" fo:padding="0.106cm" fo:border-left="0.05pt solid #000000" fo:border-right="0.75pt solid #000000" fo:border-top="none" fo:border-bottom="0.05pt solid #000000">
        <style:background-image/>
      </style:table-cell-properties>
    </style:style>
    <style:style style:name="Tableau1.H3" style:family="table-cell">
      <style:table-cell-properties fo:background-color="#ffd320" fo:padding="0.106cm" fo:border-left="0.05pt solid #000000" fo:border-right="0.75pt solid #000000" fo:border-top="none" fo:border-bottom="0.05pt solid #000000">
        <style:background-image/>
      </style:table-cell-properties>
    </style:style>
    <style:style style:name="Tableau1.A4" style:family="table-cell">
      <style:table-cell-properties fo:background-color="#ffffff" fo:padding="0.106cm" fo:border-left="0.75pt solid #000000" fo:border-right="0.75pt solid #000000" fo:border-top="none" fo:border-bottom="0.05pt solid #000000">
        <style:background-image/>
      </style:table-cell-properties>
    </style:style>
    <style:style style:name="Tableau1.B4" style:family="table-cell">
      <style:table-cell-properties fo:background-color="#ffff00" fo:padding="0.106cm" fo:border-left="0.05pt solid #000000" fo:border-right="0.75pt solid #000000" fo:border-top="none" fo:border-bottom="0.05pt solid #000000">
        <style:background-image/>
      </style:table-cell-properties>
    </style:style>
    <style:style style:name="Tableau1.C4" style:family="table-cell">
      <style:table-cell-properties fo:background-color="#ffff00" fo:padding="0.106cm" fo:border-left="0.05pt solid #000000" fo:border-right="0.75pt solid #000000" fo:border-top="none" fo:border-bottom="0.05pt solid #000000">
        <style:background-image/>
      </style:table-cell-properties>
    </style:style>
    <style:style style:name="Tableau1.D4" style:family="table-cell">
      <style:table-cell-properties fo:background-color="#ffff00" fo:padding="0.106cm" fo:border-left="0.05pt solid #000000" fo:border-right="0.75pt solid #000000" fo:border-top="none" fo:border-bottom="0.05pt solid #000000">
        <style:background-image/>
      </style:table-cell-properties>
    </style:style>
    <style:style style:name="Tableau1.E4" style:family="table-cell">
      <style:table-cell-properties fo:background-color="#ffff00" fo:padding="0.106cm" fo:border-left="0.05pt solid #000000" fo:border-right="0.75pt solid #000000" fo:border-top="none" fo:border-bottom="0.05pt solid #000000">
        <style:background-image/>
      </style:table-cell-properties>
    </style:style>
    <style:style style:name="Tableau1.F4" style:family="table-cell">
      <style:table-cell-properties fo:background-color="#ffd320" fo:padding="0.106cm" fo:border-left="0.05pt solid #000000" fo:border-right="0.75pt solid #000000" fo:border-top="none" fo:border-bottom="0.05pt solid #000000">
        <style:background-image/>
      </style:table-cell-properties>
    </style:style>
    <style:style style:name="Tableau1.G4" style:family="table-cell">
      <style:table-cell-properties fo:background-color="#ffd320" fo:padding="0.106cm" fo:border-left="0.05pt solid #000000" fo:border-right="0.75pt solid #000000" fo:border-top="none" fo:border-bottom="0.05pt solid #000000">
        <style:background-image/>
      </style:table-cell-properties>
    </style:style>
    <style:style style:name="Tableau1.H4" style:family="table-cell">
      <style:table-cell-properties fo:background-color="#ffd320" fo:padding="0.106cm" fo:border-left="0.05pt solid #000000" fo:border-right="0.75pt solid #000000" fo:border-top="none" fo:border-bottom="0.05pt solid #000000">
        <style:background-image/>
      </style:table-cell-properties>
    </style:style>
    <style:style style:name="Tableau1.A5" style:family="table-cell">
      <style:table-cell-properties fo:background-color="#ffffff" fo:padding="0.106cm" fo:border-left="0.75pt solid #000000" fo:border-right="0.75pt solid #000000" fo:border-top="none" fo:border-bottom="0.05pt solid #000000">
        <style:background-image/>
      </style:table-cell-properties>
    </style:style>
    <style:style style:name="Tableau1.B5" style:family="table-cell">
      <style:table-cell-properties fo:background-color="#ffff00" fo:padding="0.106cm" fo:border-left="0.05pt solid #000000" fo:border-right="0.75pt solid #000000" fo:border-top="none" fo:border-bottom="0.05pt solid #000000">
        <style:background-image/>
      </style:table-cell-properties>
    </style:style>
    <style:style style:name="Tableau1.C5" style:family="table-cell">
      <style:table-cell-properties fo:background-color="#ffff00" fo:padding="0.106cm" fo:border-left="0.05pt solid #000000" fo:border-right="0.75pt solid #000000" fo:border-top="none" fo:border-bottom="0.05pt solid #000000">
        <style:background-image/>
      </style:table-cell-properties>
    </style:style>
    <style:style style:name="Tableau1.D5" style:family="table-cell">
      <style:table-cell-properties fo:background-color="#ffff00" fo:padding="0.106cm" fo:border-left="0.05pt solid #000000" fo:border-right="0.75pt solid #000000" fo:border-top="none" fo:border-bottom="0.05pt solid #000000">
        <style:background-image/>
      </style:table-cell-properties>
    </style:style>
    <style:style style:name="Tableau1.E5" style:family="table-cell">
      <style:table-cell-properties fo:background-color="#ffff00" fo:padding="0.106cm" fo:border-left="0.05pt solid #000000" fo:border-right="0.75pt solid #000000" fo:border-top="none" fo:border-bottom="0.05pt solid #000000">
        <style:background-image/>
      </style:table-cell-properties>
    </style:style>
    <style:style style:name="Tableau1.F5" style:family="table-cell">
      <style:table-cell-properties fo:background-color="#ffd320" fo:padding="0.106cm" fo:border-left="0.05pt solid #000000" fo:border-right="0.75pt solid #000000" fo:border-top="none" fo:border-bottom="0.05pt solid #000000">
        <style:background-image/>
      </style:table-cell-properties>
    </style:style>
    <style:style style:name="Tableau1.G5" style:family="table-cell">
      <style:table-cell-properties fo:background-color="#ffd320" fo:padding="0.106cm" fo:border-left="0.05pt solid #000000" fo:border-right="0.75pt solid #000000" fo:border-top="none" fo:border-bottom="0.05pt solid #000000">
        <style:background-image/>
      </style:table-cell-properties>
    </style:style>
    <style:style style:name="Tableau1.H5" style:family="table-cell">
      <style:table-cell-properties fo:background-color="#ffd320" fo:padding="0.106cm" fo:border-left="0.05pt solid #000000" fo:border-right="0.75pt solid #000000" fo:border-top="none" fo:border-bottom="0.05pt solid #000000">
        <style:background-image/>
      </style:table-cell-properties>
    </style:style>
    <style:style style:name="Tableau1.A6" style:family="table-cell">
      <style:table-cell-properties fo:background-color="#ffffff" fo:padding="0.106cm" fo:border-left="0.75pt solid #000000" fo:border-right="0.75pt solid #000000" fo:border-top="none" fo:border-bottom="0.75pt solid #000000">
        <style:background-image/>
      </style:table-cell-properties>
    </style:style>
    <style:style style:name="Tableau1.B6" style:family="table-cell">
      <style:table-cell-properties fo:background-color="#ffff00" fo:padding="0.106cm" fo:border-left="0.05pt solid #000000" fo:border-right="0.75pt solid #000000" fo:border-top="none" fo:border-bottom="0.75pt solid #000000">
        <style:background-image/>
      </style:table-cell-properties>
    </style:style>
    <style:style style:name="Tableau1.C6" style:family="table-cell">
      <style:table-cell-properties fo:background-color="#ffff00" fo:padding="0.106cm" fo:border-left="0.05pt solid #000000" fo:border-right="0.75pt solid #000000" fo:border-top="none" fo:border-bottom="0.75pt solid #000000">
        <style:background-image/>
      </style:table-cell-properties>
    </style:style>
    <style:style style:name="Tableau1.D6" style:family="table-cell">
      <style:table-cell-properties fo:background-color="#ffff00" fo:padding="0.106cm" fo:border-left="0.05pt solid #000000" fo:border-right="0.75pt solid #000000" fo:border-top="none" fo:border-bottom="0.75pt solid #000000">
        <style:background-image/>
      </style:table-cell-properties>
    </style:style>
    <style:style style:name="Tableau1.E6" style:family="table-cell">
      <style:table-cell-properties fo:background-color="#ffff00" fo:padding="0.106cm" fo:border-left="0.05pt solid #000000" fo:border-right="0.75pt solid #000000" fo:border-top="none" fo:border-bottom="0.75pt solid #000000">
        <style:background-image/>
      </style:table-cell-properties>
    </style:style>
    <style:style style:name="Tableau1.F6" style:family="table-cell">
      <style:table-cell-properties fo:background-color="#ffd320" fo:padding="0.106cm" fo:border-left="0.05pt solid #000000" fo:border-right="0.75pt solid #000000" fo:border-top="none" fo:border-bottom="0.75pt solid #000000">
        <style:background-image/>
      </style:table-cell-properties>
    </style:style>
    <style:style style:name="Tableau1.G6" style:family="table-cell">
      <style:table-cell-properties fo:background-color="#ffd320" fo:padding="0.106cm" fo:border-left="0.05pt solid #000000" fo:border-right="0.75pt solid #000000" fo:border-top="none" fo:border-bottom="0.75pt solid #000000">
        <style:background-image/>
      </style:table-cell-properties>
    </style:style>
    <style:style style:name="Tableau1.H6" style:family="table-cell">
      <style:table-cell-properties fo:background-color="#ffd320" fo:padding="0.106cm" fo:border-left="0.05pt solid #000000" fo:border-right="0.75pt solid #000000" fo:border-top="none" fo:border-bottom="0.75pt solid #000000">
        <style:background-image/>
      </style:table-cell-properties>
    </style:style>
    <style:style style:name="Tableau2" style:family="table">
      <style:table-properties style:width="14.289cm" table:align="left" style:writing-mode="lr-tb"/>
    </style:style>
    <style:style style:name="Tableau2.A" style:family="table-column">
      <style:table-column-properties style:column-width="1.785cm"/>
    </style:style>
    <style:style style:name="Tableau2.D" style:family="table-column">
      <style:table-column-properties style:column-width="1.787cm"/>
    </style:style>
    <style:style style:name="Tableau2.A1" style:family="table-cell">
      <style:table-cell-properties style:vertical-align="middle" fo:padding="0.106cm" fo:border-left="0.75pt solid #000000" fo:border-right="none" fo:border-top="0.75pt solid #000000" fo:border-bottom="0.05pt solid #000000"/>
    </style:style>
    <style:style style:name="Tableau2.E1" style:family="table-cell">
      <style:table-cell-properties style:vertical-align="middle" fo:padding="0.106cm" fo:border-left="0.75pt solid #000000" fo:border-right="0.75pt solid #000000" fo:border-top="0.75pt solid #000000" fo:border-bottom="0.05pt solid #000000"/>
    </style:style>
    <style:style style:name="Tableau2.B2" style:family="table-cell">
      <style:table-cell-properties style:vertical-align="middle" fo:padding="0.106cm" fo:border-left="0.75pt solid #000000" fo:border-right="none" fo:border-top="none" fo:border-bottom="0.05pt solid #000000"/>
    </style:style>
    <style:style style:name="Tableau2.H2" style:family="table-cell">
      <style:table-cell-properties style:vertical-align="middle" fo:padding="0.106cm" fo:border-left="0.75pt solid #000000" fo:border-right="0.75pt solid #000000" fo:border-top="none" fo:border-bottom="0.05pt solid #000000"/>
    </style:style>
    <style:style style:name="Tableau2.A3" style:family="table-cell">
      <style:table-cell-properties style:vertical-align="middle" fo:background-color="#ffffff" fo:padding="0.106cm" fo:border-left="0.75pt solid #000000" fo:border-right="none" fo:border-top="none" fo:border-bottom="0.05pt solid #000000">
        <style:background-image/>
      </style:table-cell-properties>
    </style:style>
    <style:style style:name="Tableau2.H3" style:family="table-cell">
      <style:table-cell-properties style:vertical-align="middle" fo:background-color="#ffffff" fo:padding="0.106cm" fo:border-left="0.75pt solid #000000" fo:border-right="0.75pt solid #000000" fo:border-top="none" fo:border-bottom="0.05pt solid #000000">
        <style:background-image/>
      </style:table-cell-properties>
    </style:style>
    <style:style style:name="Tableau2.A6" style:family="table-cell">
      <style:table-cell-properties style:vertical-align="middle" fo:background-color="#ffffff" fo:padding="0.106cm" fo:border-left="0.75pt solid #000000" fo:border-right="none" fo:border-top="none" fo:border-bottom="0.75pt solid #000000">
        <style:background-image/>
      </style:table-cell-properties>
    </style:style>
    <style:style style:name="Tableau2.H6" style:family="table-cell">
      <style:table-cell-properties style:vertical-align="middle" fo:background-color="#ffffff" fo:padding="0.106cm" fo:border-left="0.75pt solid #000000" fo:border-right="0.75pt solid #000000" fo:border-top="none" fo:border-bottom="0.75pt solid #000000">
        <style:background-image/>
      </style:table-cell-properties>
    </style:style>
    <style:style style:name="P1" style:family="paragraph" style:parent-style-name="Header">
      <style:paragraph-properties fo:text-align="center" style:justify-single-word="false"/>
      <style:text-properties officeooo:paragraph-rsid="0000dd6a"/>
    </style:style>
    <style:style style:name="P2" style:family="paragraph" style:parent-style-name="Footer">
      <style:paragraph-properties fo:text-align="center" style:justify-single-word="false"/>
    </style:style>
    <style:style style:name="P3" style:family="paragraph" style:parent-style-name="Standard">
      <style:text-properties fo:font-size="12pt" style:font-size-asian="12pt" style:font-size-complex="12pt"/>
    </style:style>
    <style:style style:name="P4" style:family="paragraph" style:parent-style-name="Standard">
      <style:paragraph-properties fo:text-align="center" style:justify-single-word="false"/>
      <style:text-properties fo:font-size="12pt" style:font-size-asian="12pt" style:font-size-complex="12pt"/>
    </style:style>
    <style:style style:name="P5" style:family="paragraph" style:parent-style-name="Standard">
      <style:paragraph-properties fo:text-align="justify" style:justify-single-word="false"/>
      <style:text-properties fo:font-size="12pt" style:font-size-asian="12pt" style:font-size-complex="12pt"/>
    </style:style>
    <style:style style:name="P6" style:family="paragraph" style:parent-style-name="Standard">
      <style:paragraph-properties fo:text-align="justify" style:justify-single-word="false"/>
      <style:text-properties fo:font-size="12pt" officeooo:rsid="001a8c09" officeooo:paragraph-rsid="0043bd46" style:font-size-asian="12pt" style:font-size-complex="12pt"/>
    </style:style>
    <style:style style:name="P7" style:family="paragraph" style:parent-style-name="Standard">
      <style:paragraph-properties fo:text-align="justify" style:justify-single-word="false"/>
      <style:text-properties fo:font-size="12pt" officeooo:rsid="001bc8c1" officeooo:paragraph-rsid="0043bd46" style:font-size-asian="12pt" style:font-size-complex="12pt"/>
    </style:style>
    <style:style style:name="P8" style:family="paragraph" style:parent-style-name="Standard">
      <style:paragraph-properties fo:text-align="justify" style:justify-single-word="false"/>
      <style:text-properties fo:font-size="12pt" officeooo:rsid="001ce9df" officeooo:paragraph-rsid="0043bd46" style:font-size-asian="12pt" style:font-size-complex="12pt"/>
    </style:style>
    <style:style style:name="P9" style:family="paragraph" style:parent-style-name="Standard">
      <style:paragraph-properties fo:text-align="justify" style:justify-single-word="false"/>
      <style:text-properties fo:font-size="12pt" officeooo:rsid="001e6ff3" officeooo:paragraph-rsid="0043bd46" style:font-size-asian="12pt" style:font-size-complex="12pt"/>
    </style:style>
    <style:style style:name="P10" style:family="paragraph" style:parent-style-name="Standard">
      <style:paragraph-properties fo:text-align="justify" style:justify-single-word="false"/>
      <style:text-properties fo:font-size="12pt" officeooo:rsid="00233df9" officeooo:paragraph-rsid="004e4f30" style:font-size-asian="12pt" style:font-size-complex="12pt"/>
    </style:style>
    <style:style style:name="P11" style:family="paragraph" style:parent-style-name="Standard">
      <style:paragraph-properties fo:text-align="justify" style:justify-single-word="false"/>
      <style:text-properties fo:font-size="12pt" officeooo:rsid="0026730e" officeooo:paragraph-rsid="004e4f30" style:font-size-asian="12pt" style:font-size-complex="12pt"/>
    </style:style>
    <style:style style:name="P12" style:family="paragraph" style:parent-style-name="Standard">
      <style:paragraph-properties fo:text-align="center" style:justify-single-word="false"/>
      <style:text-properties fo:font-size="12pt" fo:font-weight="bold" style:font-size-asian="12pt" style:font-weight-asian="bold" style:font-size-complex="12pt"/>
    </style:style>
    <style:style style:name="P13" style:family="paragraph" style:parent-style-name="Standard">
      <style:text-properties style:font-name="sans-serif" fo:font-size="12pt" style:font-size-asian="12pt" style:font-size-complex="12pt"/>
    </style:style>
    <style:style style:name="P14" style:family="paragraph" style:parent-style-name="Standard">
      <style:paragraph-properties fo:text-align="justify" style:justify-single-word="false"/>
      <style:text-properties style:font-name="sans-serif" fo:font-size="12pt" officeooo:rsid="0043bd46" officeooo:paragraph-rsid="0043bd46" style:font-size-asian="12pt" style:font-size-complex="12pt"/>
    </style:style>
    <style:style style:name="P15" style:family="paragraph" style:parent-style-name="Standard">
      <style:paragraph-properties fo:text-align="justify" style:justify-single-word="false"/>
      <style:text-properties officeooo:rsid="001ce9df" officeooo:paragraph-rsid="0043bd46"/>
    </style:style>
    <style:style style:name="P16" style:family="paragraph" style:parent-style-name="Standard">
      <style:paragraph-properties fo:text-align="center" style:justify-single-word="false"/>
      <style:text-properties fo:font-size="18pt" fo:font-weight="bold" officeooo:rsid="001a488b" officeooo:paragraph-rsid="0043bd46" style:font-size-asian="18pt" style:font-weight-asian="bold" style:font-size-complex="18pt" style:font-weight-complex="bold"/>
    </style:style>
    <style:style style:name="P17" style:family="paragraph" style:parent-style-name="Standard">
      <style:paragraph-properties fo:text-align="center" style:justify-single-word="false"/>
      <style:text-properties fo:font-size="18pt" fo:font-weight="bold" officeooo:paragraph-rsid="004e4f30" style:font-size-asian="18pt" style:font-weight-asian="bold" style:font-size-complex="18pt" style:font-weight-complex="bold"/>
    </style:style>
    <style:style style:name="P18" style:family="paragraph" style:parent-style-name="Standard">
      <style:paragraph-properties fo:text-align="justify" style:justify-single-word="false"/>
      <style:text-properties fo:font-size="16pt" officeooo:paragraph-rsid="0043bd46" style:font-size-asian="16pt" style:font-size-complex="16pt"/>
    </style:style>
    <style:style style:name="P19" style:family="paragraph" style:parent-style-name="Standard">
      <style:text-properties fo:font-size="14pt" officeooo:paragraph-rsid="0043bd46" style:font-size-asian="14pt" style:font-size-complex="14pt"/>
    </style:style>
    <style:style style:name="P20" style:family="paragraph" style:parent-style-name="Standard">
      <style:paragraph-properties fo:text-align="justify" style:justify-single-word="false"/>
      <style:text-properties fo:font-size="14pt" officeooo:paragraph-rsid="0043bd46" style:font-size-asian="14pt" style:font-size-complex="14pt"/>
    </style:style>
    <style:style style:name="P21" style:family="paragraph" style:parent-style-name="Standard">
      <style:paragraph-properties fo:text-align="justify" style:justify-single-word="false"/>
      <style:text-properties fo:font-size="14pt" officeooo:paragraph-rsid="004e4f30" style:font-size-asian="14pt" style:font-size-complex="14pt"/>
    </style:style>
    <style:style style:name="P22" style:family="paragraph" style:parent-style-name="Standard">
      <style:text-properties fo:font-size="14pt" officeooo:paragraph-rsid="004e4f30" style:font-size-asian="14pt" style:font-size-complex="14pt"/>
    </style:style>
    <style:style style:name="P23" style:family="paragraph" style:parent-style-name="Standard">
      <style:paragraph-properties fo:text-align="justify" style:justify-single-word="false"/>
      <style:text-properties officeooo:paragraph-rsid="004e4f30"/>
    </style:style>
    <style:style style:name="P24" style:family="paragraph" style:parent-style-name="Standard">
      <style:paragraph-properties fo:text-align="justify" style:justify-single-word="false"/>
      <style:text-properties officeooo:rsid="001f60d5" officeooo:paragraph-rsid="004e4f30"/>
    </style:style>
    <style:style style:name="P25" style:family="paragraph" style:parent-style-name="Standard">
      <style:text-properties officeooo:paragraph-rsid="004e4f30"/>
    </style:style>
    <style:style style:name="P26" style:family="paragraph" style:parent-style-name="Standard">
      <style:paragraph-properties fo:text-align="justify" style:justify-single-word="false"/>
      <style:text-properties style:font-name="Serif" fo:font-size="12pt" officeooo:paragraph-rsid="00516e9e" style:font-size-asian="12pt" style:font-size-complex="12pt"/>
    </style:style>
    <style:style style:name="P27" style:family="paragraph" style:parent-style-name="Standard">
      <style:text-properties style:font-name="Serif" fo:font-size="12pt" officeooo:paragraph-rsid="005b5d60" style:font-size-asian="12pt" style:font-size-complex="12pt"/>
    </style:style>
    <style:style style:name="P28" style:family="paragraph" style:parent-style-name="Standard">
      <style:paragraph-properties fo:text-align="justify" style:justify-single-word="false"/>
      <style:text-properties style:font-name="Serif" officeooo:paragraph-rsid="00516e9e"/>
    </style:style>
    <style:style style:name="P29" style:family="paragraph" style:parent-style-name="Standard">
      <style:paragraph-properties fo:text-align="justify" style:justify-single-word="false"/>
      <style:text-properties style:font-name="Serif" officeooo:paragraph-rsid="005515ce"/>
    </style:style>
    <style:style style:name="P30" style:family="paragraph" style:parent-style-name="Standard">
      <style:paragraph-properties fo:text-align="justify" style:justify-single-word="false"/>
      <style:text-properties style:font-name="Serif" fo:font-size="14pt" officeooo:paragraph-rsid="00516e9e" style:font-size-asian="14pt" style:font-size-complex="14pt"/>
    </style:style>
    <style:style style:name="P31" style:family="paragraph" style:parent-style-name="Standard">
      <style:paragraph-properties fo:text-align="justify" style:justify-single-word="false"/>
      <style:text-properties style:font-name="Serif" fo:font-size="14pt" officeooo:paragraph-rsid="005515ce" style:font-size-asian="14pt" style:font-size-complex="14pt"/>
    </style:style>
    <style:style style:name="P32" style:family="paragraph" style:parent-style-name="Standard">
      <style:text-properties style:font-name="Serif" fo:font-size="14pt" officeooo:paragraph-rsid="005b5d60" style:font-size-asian="14pt" style:font-size-complex="14pt"/>
    </style:style>
    <style:style style:name="P33" style:family="paragraph" style:parent-style-name="Standard">
      <style:paragraph-properties fo:text-align="justify" style:justify-single-word="false"/>
      <style:text-properties style:font-name="Serif" fo:font-size="14pt" fo:font-weight="normal" officeooo:paragraph-rsid="005515ce" style:font-size-asian="14pt" style:font-weight-asian="normal" style:font-size-complex="14pt" style:font-weight-complex="normal"/>
    </style:style>
    <style:style style:name="P34" style:family="paragraph" style:parent-style-name="Standard">
      <style:paragraph-properties fo:text-align="center" style:justify-single-word="false"/>
      <style:text-properties style:font-name="Serif" fo:font-size="18pt" fo:font-weight="bold" officeooo:rsid="001919ae" officeooo:paragraph-rsid="005515ce" style:font-size-asian="15.75pt" style:font-weight-asian="bold" style:font-size-complex="18pt" style:font-weight-complex="bold"/>
    </style:style>
    <style:style style:name="P35" style:family="paragraph" style:parent-style-name="Standard">
      <style:paragraph-properties fo:text-align="justify" style:justify-single-word="false"/>
      <style:text-properties fo:color="#000000" style:font-name="Serif" fo:font-size="12pt" officeooo:paragraph-rsid="0051348e" style:font-size-asian="12pt" style:font-size-complex="12pt"/>
    </style:style>
    <style:style style:name="P36" style:family="paragraph" style:parent-style-name="Standard">
      <style:paragraph-properties fo:text-align="justify" style:justify-single-word="false"/>
      <style:text-properties fo:color="#000000" style:font-name="Serif" fo:font-size="14pt" fo:font-weight="bold" officeooo:paragraph-rsid="0051348e" style:font-size-asian="14pt" style:font-weight-asian="bold" style:font-size-complex="14pt" style:font-weight-complex="bold"/>
    </style:style>
    <style:style style:name="P37" style:family="paragraph" style:parent-style-name="Standard">
      <style:paragraph-properties fo:text-align="justify" style:justify-single-word="false"/>
      <style:text-properties fo:color="#000000" style:font-name="Serif" fo:font-size="14pt" style:text-underline-style="solid" style:text-underline-width="auto" style:text-underline-color="font-color" fo:font-weight="bold" officeooo:paragraph-rsid="0051348e" style:font-size-asian="14pt" style:font-weight-asian="bold" style:font-size-complex="14pt" style:font-weight-complex="bold"/>
    </style:style>
    <style:style style:name="P38" style:family="paragraph" style:parent-style-name="Standard">
      <style:paragraph-properties fo:text-align="center" style:justify-single-word="false"/>
      <style:text-properties fo:color="#000000" style:font-name="Serif" fo:font-size="18pt" style:text-underline-style="none" fo:font-weight="bold" officeooo:paragraph-rsid="0051348e" style:font-size-asian="18pt" style:font-weight-asian="bold" style:font-size-complex="18pt" style:font-weight-complex="bold"/>
    </style:style>
    <style:style style:name="P39" style:family="paragraph" style:parent-style-name="Standard">
      <style:paragraph-properties fo:text-align="justify" style:justify-single-word="false"/>
      <style:text-properties fo:color="#222222" style:font-name="Serif" fo:font-size="12pt" officeooo:paragraph-rsid="00516e9e" fo:background-color="#ffffff" style:font-size-asian="12pt" style:font-name-complex="Arial" style:font-size-complex="12pt"/>
    </style:style>
    <style:style style:name="P40" style:family="paragraph" style:parent-style-name="Standard">
      <style:paragraph-properties fo:margin-top="0cm" fo:margin-bottom="0cm" loext:contextual-spacing="false" fo:line-height="100%"/>
      <style:text-properties fo:font-size="12pt" style:font-size-asian="12pt" style:font-size-complex="12pt"/>
    </style:style>
    <style:style style:name="P41" style:family="paragraph" style:parent-style-name="Standard">
      <style:paragraph-properties fo:margin-top="0cm" fo:margin-bottom="0cm" loext:contextual-spacing="false" fo:line-height="100%" fo:text-align="center" style:justify-single-word="false"/>
      <style:text-properties fo:font-size="12pt" style:font-size-asian="12pt" style:font-size-complex="12pt"/>
    </style:style>
    <style:style style:name="P42" style:family="paragraph" style:parent-style-name="Standard">
      <style:paragraph-properties fo:margin-top="0cm" fo:margin-bottom="0cm" loext:contextual-spacing="false" fo:line-height="100%"/>
      <style:text-properties fo:font-size="12pt" officeooo:rsid="0001c1ea" officeooo:paragraph-rsid="0001c1ea" style:font-size-asian="12pt" style:font-size-complex="12pt"/>
    </style:style>
    <style:style style:name="P43" style:family="paragraph" style:parent-style-name="Standard">
      <style:paragraph-properties fo:margin-top="0cm" fo:margin-bottom="0cm" loext:contextual-spacing="false" fo:line-height="100%" fo:text-align="center" style:justify-single-word="false"/>
      <style:text-properties fo:font-size="12pt" officeooo:rsid="0001c1ea" officeooo:paragraph-rsid="0001c1ea" style:font-size-asian="12pt" style:font-size-complex="12pt"/>
    </style:style>
    <style:style style:name="P44" style:family="paragraph" style:parent-style-name="Standard">
      <style:paragraph-properties fo:margin-top="0cm" fo:margin-bottom="0cm" loext:contextual-spacing="false" fo:text-align="justify" style:justify-single-word="false"/>
      <style:text-properties fo:font-size="12pt" officeooo:paragraph-rsid="007e10b5" style:font-size-asian="12pt" style:font-size-complex="12pt"/>
    </style:style>
    <style:style style:name="P45" style:family="paragraph" style:parent-style-name="Standard">
      <style:paragraph-properties fo:margin-top="0cm" fo:margin-bottom="0cm" loext:contextual-spacing="false" fo:text-align="justify" style:justify-single-word="false"/>
      <style:text-properties fo:font-size="12pt" officeooo:paragraph-rsid="00b64d80" style:font-size-asian="12pt" style:font-size-complex="12pt"/>
    </style:style>
    <style:style style:name="P46" style:family="paragraph" style:parent-style-name="Standard">
      <style:paragraph-properties fo:margin-top="0cm" fo:margin-bottom="0cm" loext:contextual-spacing="false" fo:text-align="justify" style:justify-single-word="false"/>
      <style:text-properties style:font-name="sans-serif" fo:font-size="12pt" style:font-size-asian="12pt" style:font-size-complex="12pt"/>
    </style:style>
    <style:style style:name="P47" style:family="paragraph" style:parent-style-name="Standard">
      <style:paragraph-properties fo:margin-top="0cm" fo:margin-bottom="0cm" loext:contextual-spacing="false" fo:text-align="justify" style:justify-single-word="false"/>
      <style:text-properties style:font-name="sans-serif" fo:font-size="12pt" officeooo:paragraph-rsid="00b47fa2" style:font-size-asian="12pt" style:font-size-complex="12pt"/>
    </style:style>
    <style:style style:name="P48" style:family="paragraph" style:parent-style-name="Standard">
      <style:paragraph-properties fo:margin-top="0cm" fo:margin-bottom="0cm" loext:contextual-spacing="false" fo:text-align="justify" style:justify-single-word="false"/>
      <style:text-properties style:font-name="sans-serif" fo:font-size="12pt" officeooo:paragraph-rsid="00b7187c" style:font-size-asian="12pt" style:font-size-complex="12pt"/>
    </style:style>
    <style:style style:name="P49" style:family="paragraph" style:parent-style-name="Standard">
      <style:paragraph-properties fo:margin-top="0cm" fo:margin-bottom="0cm" loext:contextual-spacing="false" fo:text-align="justify" style:justify-single-word="false"/>
      <style:text-properties style:font-name="sans-serif" fo:font-size="12pt" officeooo:paragraph-rsid="00b8b41d" style:font-size-asian="12pt" style:font-size-complex="12pt"/>
    </style:style>
    <style:style style:name="P50" style:family="paragraph" style:parent-style-name="Standard">
      <style:paragraph-properties fo:margin-top="0cm" fo:margin-bottom="0cm" loext:contextual-spacing="false" fo:text-align="justify" style:justify-single-word="false"/>
      <style:text-properties style:font-name="sans-serif" fo:font-size="14pt" officeooo:paragraph-rsid="008261cc" style:font-size-asian="14pt" style:font-size-complex="14pt"/>
    </style:style>
    <style:style style:name="P51" style:family="paragraph" style:parent-style-name="Standard">
      <style:paragraph-properties fo:margin-top="0cm" fo:margin-bottom="0cm" loext:contextual-spacing="false" fo:text-align="justify" style:justify-single-word="false"/>
      <style:text-properties style:font-name="sans-serif" fo:font-size="14pt" officeooo:paragraph-rsid="00b47fa2" style:font-size-asian="14pt" style:font-size-complex="14pt"/>
    </style:style>
    <style:style style:name="P52" style:family="paragraph" style:parent-style-name="Standard">
      <style:paragraph-properties fo:margin-top="0cm" fo:margin-bottom="0cm" loext:contextual-spacing="false" fo:text-align="justify" style:justify-single-word="false"/>
      <style:text-properties style:font-name="Serif" fo:font-size="12pt" style:font-size-asian="12pt" style:font-size-complex="12pt"/>
    </style:style>
    <style:style style:name="P53" style:family="paragraph" style:parent-style-name="Standard">
      <style:paragraph-properties fo:margin-top="0cm" fo:margin-bottom="0cm" loext:contextual-spacing="false" fo:text-align="justify" style:justify-single-word="false"/>
      <style:text-properties fo:font-size="16pt" officeooo:paragraph-rsid="0035df55" style:font-size-asian="16pt" style:font-size-complex="16pt"/>
    </style:style>
    <style:style style:name="P54" style:family="paragraph" style:parent-style-name="Standard">
      <style:paragraph-properties fo:text-align="justify" style:justify-single-word="false" fo:break-before="page"/>
      <style:text-properties fo:font-size="12pt" officeooo:paragraph-rsid="0000dd6a" style:font-size-asian="12pt" style:font-size-complex="12pt"/>
    </style:style>
    <style:style style:name="P55" style:family="paragraph" style:parent-style-name="Table_20_Contents">
      <style:text-properties officeooo:paragraph-rsid="004e4f30"/>
    </style:style>
    <style:style style:name="P56" style:family="paragraph" style:parent-style-name="Table_20_Contents">
      <style:paragraph-properties fo:margin-left="0cm" fo:margin-right="0cm" fo:margin-top="0cm" fo:margin-bottom="0cm" loext:contextual-spacing="false" fo:text-align="center" style:justify-single-word="false" fo:text-indent="0cm" style:auto-text-indent="false"/>
      <style:text-properties officeooo:paragraph-rsid="004e4f30"/>
    </style:style>
    <style:style style:name="P57" style:family="paragraph" style:parent-style-name="Table_20_Contents">
      <style:paragraph-properties fo:margin-left="0cm" fo:margin-right="0cm" fo:margin-top="0cm" fo:margin-bottom="0cm" loext:contextual-spacing="false" fo:text-align="center" style:justify-single-word="false" fo:text-indent="0cm" style:auto-text-indent="false"/>
      <style:text-properties officeooo:rsid="00213ed9" officeooo:paragraph-rsid="004e4f30"/>
    </style:style>
    <style:style style:name="P58" style:family="paragraph" style:parent-style-name="Table_20_Contents">
      <style:paragraph-properties fo:margin-left="0cm" fo:margin-right="0cm" fo:margin-top="0cm" fo:margin-bottom="0cm" loext:contextual-spacing="false" fo:text-align="center" style:justify-single-word="false" fo:text-indent="0cm" style:auto-text-indent="false"/>
      <style:text-properties officeooo:rsid="00233df9" officeooo:paragraph-rsid="004e4f30"/>
    </style:style>
    <style:style style:name="P59" style:family="paragraph" style:parent-style-name="Numbering_20_3">
      <style:paragraph-properties fo:margin-left="0cm" fo:margin-right="0cm" fo:text-indent="0cm" style:auto-text-indent="false">
        <style:tab-stops/>
      </style:paragraph-properties>
      <style:text-properties style:font-name="sans-serif" fo:font-size="14pt" style:font-size-asian="14pt" style:font-size-complex="14pt"/>
    </style:style>
    <style:style style:name="P60" style:family="paragraph" style:parent-style-name="Numbering_20_3">
      <style:paragraph-properties fo:margin-left="0cm" fo:margin-right="0cm" fo:text-indent="0cm" style:auto-text-indent="false">
        <style:tab-stops/>
      </style:paragraph-properties>
      <style:text-properties style:font-name="sans-serif" fo:font-size="14pt" officeooo:paragraph-rsid="0012b14d" style:font-size-asian="14pt" style:font-size-complex="14pt"/>
    </style:style>
    <style:style style:name="P61" style:family="paragraph" style:parent-style-name="Numbering_20_3">
      <style:paragraph-properties fo:margin-left="0cm" fo:margin-right="0cm" fo:text-indent="0cm" style:auto-text-indent="false">
        <style:tab-stops/>
      </style:paragraph-properties>
      <style:text-properties style:font-name="sans-serif" fo:font-size="14pt" officeooo:paragraph-rsid="001a397f" style:font-size-asian="14pt" style:font-size-complex="14pt"/>
    </style:style>
    <style:style style:name="P62" style:family="paragraph" style:parent-style-name="Numbering_20_3">
      <style:paragraph-properties fo:margin-left="0cm" fo:margin-right="0cm" fo:text-indent="0cm" style:auto-text-indent="false">
        <style:tab-stops/>
      </style:paragraph-properties>
      <style:text-properties style:font-name="sans-serif" fo:font-size="14pt" officeooo:paragraph-rsid="002a9b28" style:font-size-asian="14pt" style:font-size-complex="14pt"/>
    </style:style>
    <style:style style:name="P63" style:family="paragraph" style:parent-style-name="Numbering_20_3">
      <style:paragraph-properties fo:margin-left="0cm" fo:margin-right="0cm" fo:text-indent="0cm" style:auto-text-indent="false">
        <style:tab-stops/>
      </style:paragraph-properties>
      <style:text-properties style:font-name="sans-serif" fo:font-size="14pt" officeooo:paragraph-rsid="0033b830" style:font-size-asian="14pt" style:font-size-complex="14pt"/>
    </style:style>
    <style:style style:name="P64" style:family="paragraph" style:parent-style-name="Numbering_20_3">
      <style:paragraph-properties fo:margin-left="0cm" fo:margin-right="0cm" fo:text-align="justify" style:justify-single-word="false" fo:text-indent="0cm" style:auto-text-indent="false">
        <style:tab-stops/>
      </style:paragraph-properties>
      <style:text-properties style:font-name="sans-serif" fo:font-size="14pt" officeooo:paragraph-rsid="0035df55" style:font-size-asian="14pt" style:font-size-complex="14pt"/>
    </style:style>
    <style:style style:name="P65" style:family="paragraph" style:parent-style-name="Numbering_20_3">
      <style:paragraph-properties fo:margin-left="0cm" fo:margin-right="0cm" fo:text-align="justify" style:justify-single-word="false" fo:text-indent="0cm" style:auto-text-indent="false">
        <style:tab-stops/>
      </style:paragraph-properties>
      <style:text-properties style:font-name="sans-serif" fo:font-size="14pt" officeooo:paragraph-rsid="004e4f30" style:font-size-asian="14pt" style:font-size-complex="14pt"/>
    </style:style>
    <style:style style:name="P66" style:family="paragraph" style:parent-style-name="Numbering_20_3">
      <style:paragraph-properties fo:margin-left="0cm" fo:margin-right="0cm" fo:text-indent="0cm" style:auto-text-indent="false">
        <style:tab-stops/>
      </style:paragraph-properties>
      <style:text-properties style:font-name="sans-serif" officeooo:paragraph-rsid="0012b14d"/>
    </style:style>
    <style:style style:name="P67" style:family="paragraph" style:parent-style-name="Numbering_20_3">
      <style:paragraph-properties fo:margin-left="0cm" fo:margin-right="0cm" fo:text-align="justify" style:justify-single-word="false" fo:text-indent="0cm" style:auto-text-indent="false">
        <style:tab-stops/>
      </style:paragraph-properties>
      <style:text-properties style:font-name="sans-serif" fo:font-size="12pt" officeooo:rsid="0026a06d" officeooo:paragraph-rsid="001a397f" style:font-size-asian="12pt" style:font-size-complex="12pt"/>
    </style:style>
    <style:style style:name="P68" style:family="paragraph" style:parent-style-name="Numbering_20_3">
      <style:paragraph-properties fo:margin-left="0cm" fo:margin-right="0cm" fo:text-align="justify" style:justify-single-word="false" fo:text-indent="0cm" style:auto-text-indent="false">
        <style:tab-stops/>
      </style:paragraph-properties>
      <style:text-properties style:font-name="sans-serif" fo:font-size="12pt" officeooo:rsid="002e2919" officeooo:paragraph-rsid="002e2919" style:font-size-asian="12pt" style:font-size-complex="12pt"/>
    </style:style>
    <style:style style:name="P69" style:family="paragraph" style:parent-style-name="Numbering_20_3">
      <style:paragraph-properties fo:margin-left="0cm" fo:margin-right="0cm" fo:text-indent="0cm" style:auto-text-indent="false">
        <style:tab-stops/>
      </style:paragraph-properties>
      <style:text-properties style:font-name="sans-serif" fo:font-size="12pt" officeooo:rsid="003e6893" officeooo:paragraph-rsid="004d5b84" style:font-size-asian="12pt" style:font-size-complex="12pt"/>
    </style:style>
    <style:style style:name="P70" style:family="paragraph" style:parent-style-name="Numbering_20_3">
      <style:paragraph-properties fo:margin-left="0cm" fo:margin-right="0cm" fo:text-align="justify" style:justify-single-word="false" fo:text-indent="0cm" style:auto-text-indent="false">
        <style:tab-stops/>
      </style:paragraph-properties>
      <style:text-properties style:font-name="sans-serif" fo:font-size="12pt" officeooo:paragraph-rsid="0035df55" style:font-size-asian="12pt" style:font-size-complex="12pt"/>
    </style:style>
    <style:style style:name="P71" style:family="paragraph" style:parent-style-name="Numbering_20_3">
      <style:paragraph-properties fo:margin-left="0cm" fo:margin-right="0cm" fo:text-align="justify" style:justify-single-word="false" fo:text-indent="0cm" style:auto-text-indent="false">
        <style:tab-stops/>
      </style:paragraph-properties>
      <style:text-properties style:font-name="sans-serif" fo:font-size="12pt" officeooo:rsid="0033ad28" officeooo:paragraph-rsid="002e2919" style:font-size-asian="12pt" style:font-size-complex="12pt"/>
    </style:style>
    <style:style style:name="P72" style:family="paragraph" style:parent-style-name="Numbering_20_3">
      <style:paragraph-properties fo:margin-left="0cm" fo:margin-right="0cm" fo:text-indent="0cm" style:auto-text-indent="false">
        <style:tab-stops/>
      </style:paragraph-properties>
      <style:text-properties style:font-name="sans-serif" fo:font-size="12pt" officeooo:rsid="003fa5c6" officeooo:paragraph-rsid="004c758b" style:font-size-asian="12pt" style:font-size-complex="12pt"/>
    </style:style>
    <style:style style:name="P73" style:family="paragraph" style:parent-style-name="Numbering_20_3">
      <style:paragraph-properties fo:margin-left="0cm" fo:margin-right="0cm" fo:text-align="justify" style:justify-single-word="false" fo:text-indent="0cm" style:auto-text-indent="false">
        <style:tab-stops/>
      </style:paragraph-properties>
      <style:text-properties officeooo:paragraph-rsid="0013b9fc"/>
    </style:style>
    <style:style style:name="P74" style:family="paragraph" style:parent-style-name="Numbering_20_3">
      <style:paragraph-properties fo:margin-left="0cm" fo:margin-right="0cm" fo:text-align="justify" style:justify-single-word="false" fo:text-indent="0cm" style:auto-text-indent="false">
        <style:tab-stops/>
      </style:paragraph-properties>
      <style:text-properties officeooo:paragraph-rsid="001a397f"/>
    </style:style>
    <style:style style:name="P75" style:family="paragraph" style:parent-style-name="Numbering_20_3">
      <style:paragraph-properties fo:margin-left="0cm" fo:margin-right="0cm" fo:text-align="justify" style:justify-single-word="false" fo:text-indent="0cm" style:auto-text-indent="false">
        <style:tab-stops/>
      </style:paragraph-properties>
      <style:text-properties officeooo:paragraph-rsid="002e2919"/>
    </style:style>
    <style:style style:name="P76" style:family="paragraph" style:parent-style-name="Numbering_20_3">
      <style:paragraph-properties fo:margin-left="0cm" fo:margin-right="0cm" fo:text-align="justify" style:justify-single-word="false" fo:text-indent="0cm" style:auto-text-indent="false">
        <style:tab-stops/>
      </style:paragraph-properties>
      <style:text-properties fo:font-size="12pt" officeooo:paragraph-rsid="0013b9fc" style:font-size-asian="12pt" style:font-size-complex="12pt"/>
    </style:style>
    <style:style style:name="P77" style:family="paragraph" style:parent-style-name="Numbering_20_3">
      <style:paragraph-properties fo:margin-left="0cm" fo:margin-right="0cm" fo:text-align="justify" style:justify-single-word="false" fo:text-indent="0cm" style:auto-text-indent="false">
        <style:tab-stops/>
      </style:paragraph-properties>
      <style:text-properties fo:font-size="12pt" officeooo:paragraph-rsid="001a397f" style:font-size-asian="12pt" style:font-size-complex="12pt"/>
    </style:style>
    <style:style style:name="P78" style:family="paragraph" style:parent-style-name="Numbering_20_3">
      <style:paragraph-properties fo:margin-left="0cm" fo:margin-right="0cm" fo:text-align="justify" style:justify-single-word="false" fo:text-indent="0cm" style:auto-text-indent="false">
        <style:tab-stops/>
      </style:paragraph-properties>
      <style:text-properties fo:font-size="12pt" officeooo:paragraph-rsid="004b53b0" style:font-size-asian="12pt" style:font-size-complex="12pt"/>
    </style:style>
    <style:style style:name="P79" style:family="paragraph" style:parent-style-name="Numbering_20_3">
      <style:paragraph-properties fo:margin-left="0cm" fo:margin-right="0cm" fo:text-align="justify" style:justify-single-word="false" fo:text-indent="0cm" style:auto-text-indent="false">
        <style:tab-stops/>
      </style:paragraph-properties>
      <style:text-properties fo:font-size="12pt" officeooo:paragraph-rsid="002e2919" style:font-size-asian="12pt" style:font-size-complex="12pt"/>
    </style:style>
    <style:style style:name="P80" style:family="paragraph" style:parent-style-name="Numbering_20_3">
      <style:paragraph-properties fo:margin-left="0cm" fo:margin-right="0cm" fo:text-align="justify" style:justify-single-word="false" fo:text-indent="0cm" style:auto-text-indent="false">
        <style:tab-stops/>
      </style:paragraph-properties>
      <style:text-properties fo:font-size="12pt" officeooo:paragraph-rsid="0067214d" style:font-size-asian="12pt" style:font-size-complex="12pt"/>
    </style:style>
    <style:style style:name="P81" style:family="paragraph" style:parent-style-name="Numbering_20_3">
      <style:paragraph-properties fo:margin-left="0cm" fo:margin-right="0cm" fo:text-align="justify" style:justify-single-word="false" fo:text-indent="0cm" style:auto-text-indent="false">
        <style:tab-stops/>
      </style:paragraph-properties>
      <style:text-properties fo:font-size="12pt" officeooo:paragraph-rsid="00747a3b" style:font-size-asian="12pt" style:font-size-complex="12pt"/>
    </style:style>
    <style:style style:name="P82" style:family="paragraph" style:parent-style-name="Numbering_20_3">
      <style:paragraph-properties fo:margin-left="0cm" fo:margin-right="0cm" fo:text-indent="0cm" style:auto-text-indent="false">
        <style:tab-stops/>
      </style:paragraph-properties>
      <style:text-properties fo:font-size="12pt" officeooo:paragraph-rsid="0033b830" style:font-size-asian="12pt" style:font-size-complex="12pt"/>
    </style:style>
    <style:style style:name="P83" style:family="paragraph" style:parent-style-name="Numbering_20_3">
      <style:paragraph-properties fo:margin-left="0cm" fo:margin-right="0cm" fo:text-indent="0cm" style:auto-text-indent="false">
        <style:tab-stops/>
      </style:paragraph-properties>
      <style:text-properties fo:font-size="12pt" officeooo:paragraph-rsid="004c758b" style:font-size-asian="12pt" style:font-size-complex="12pt"/>
    </style:style>
    <style:style style:name="P84" style:family="paragraph" style:parent-style-name="Numbering_20_3">
      <style:paragraph-properties fo:margin-left="0cm" fo:margin-right="0cm" fo:text-indent="0cm" style:auto-text-indent="false">
        <style:tab-stops/>
      </style:paragraph-properties>
      <style:text-properties fo:font-size="12pt" officeooo:paragraph-rsid="004d5b84" style:font-size-asian="12pt" style:font-size-complex="12pt"/>
    </style:style>
    <style:style style:name="P85" style:family="paragraph" style:parent-style-name="Numbering_20_3">
      <style:paragraph-properties fo:margin-left="0cm" fo:margin-right="0cm" fo:text-indent="0cm" style:auto-text-indent="false">
        <style:tab-stops/>
      </style:paragraph-properties>
      <style:text-properties officeooo:paragraph-rsid="0033b830"/>
    </style:style>
    <style:style style:name="P86" style:family="paragraph" style:parent-style-name="Numbering_20_3">
      <style:paragraph-properties fo:margin-left="0cm" fo:margin-right="0cm" fo:text-align="justify" style:justify-single-word="false" fo:text-indent="0cm" style:auto-text-indent="false">
        <style:tab-stops/>
      </style:paragraph-properties>
      <style:text-properties fo:font-size="14pt" officeooo:paragraph-rsid="006d6f91" style:font-size-asian="14pt" style:font-size-complex="14pt"/>
    </style:style>
    <style:style style:name="P87" style:family="paragraph" style:parent-style-name="Numbering_20_2">
      <style:paragraph-properties fo:margin-left="0cm" fo:margin-right="0cm" fo:text-indent="0cm" style:auto-text-indent="false">
        <style:tab-stops/>
      </style:paragraph-properties>
      <style:text-properties style:font-name="sans-serif" fo:font-size="16pt" style:font-size-asian="16pt" style:font-size-complex="16pt"/>
    </style:style>
    <style:style style:name="P88" style:family="paragraph" style:parent-style-name="First_20_line_20_indent">
      <style:paragraph-properties fo:margin-left="0cm" fo:margin-right="0cm" fo:text-align="justify" style:justify-single-word="false" fo:text-indent="0cm" style:auto-text-indent="false"/>
      <style:text-properties fo:font-size="12pt" officeooo:paragraph-rsid="004444db" style:font-size-asian="12pt" style:font-size-complex="12pt"/>
    </style:style>
    <style:style style:name="P89" style:family="paragraph" style:parent-style-name="Numbering_20_4">
      <style:paragraph-properties fo:margin-left="0cm" fo:margin-right="0cm" fo:text-align="justify" style:justify-single-word="false" fo:text-indent="0cm" style:auto-text-indent="false">
        <style:tab-stops/>
      </style:paragraph-properties>
      <style:text-properties style:font-name="sans-serif"/>
    </style:style>
    <style:style style:name="P90" style:family="paragraph" style:parent-style-name="Numbering_20_3">
      <style:paragraph-properties>
        <style:tab-stops/>
      </style:paragraph-properties>
      <style:text-properties style:font-name="sans-serif" officeooo:paragraph-rsid="0012b14d"/>
    </style:style>
    <style:style style:name="P91" style:family="paragraph" style:parent-style-name="Numbering_20_3">
      <style:paragraph-properties>
        <style:tab-stops/>
      </style:paragraph-properties>
      <style:text-properties style:font-name="sans-serif" officeooo:paragraph-rsid="0013b9fc"/>
    </style:style>
    <style:style style:name="P92" style:family="paragraph" style:parent-style-name="Numbering_20_3">
      <style:paragraph-properties>
        <style:tab-stops/>
      </style:paragraph-properties>
      <style:text-properties style:font-name="sans-serif" officeooo:paragraph-rsid="001c22ee"/>
    </style:style>
    <style:style style:name="P93" style:family="paragraph" style:parent-style-name="Numbering_20_3">
      <style:paragraph-properties>
        <style:tab-stops/>
      </style:paragraph-properties>
      <style:text-properties style:font-name="sans-serif" fo:font-size="12pt" officeooo:paragraph-rsid="0012b14d" style:font-size-asian="12pt" style:font-size-complex="12pt"/>
    </style:style>
    <style:style style:name="P94" style:family="paragraph" style:parent-style-name="Numbering_20_3">
      <style:paragraph-properties fo:text-align="justify" style:justify-single-word="false">
        <style:tab-stops/>
      </style:paragraph-properties>
      <style:text-properties style:font-name="sans-serif"/>
    </style:style>
    <style:style style:name="P95" style:family="paragraph" style:parent-style-name="Numbering_20_3">
      <style:paragraph-properties fo:text-align="justify" style:justify-single-word="false">
        <style:tab-stops/>
      </style:paragraph-properties>
      <style:text-properties style:font-name="sans-serif" officeooo:paragraph-rsid="0033b830"/>
    </style:style>
    <style:style style:name="P96" style:family="paragraph" style:parent-style-name="Numbering_20_3">
      <style:paragraph-properties fo:margin-left="1.27cm" fo:margin-right="0cm" fo:text-align="justify" style:justify-single-word="false" fo:text-indent="0cm" style:auto-text-indent="false">
        <style:tab-stops/>
      </style:paragraph-properties>
      <style:text-properties style:font-name="sans-serif" fo:font-size="12pt" officeooo:rsid="002e2919" officeooo:paragraph-rsid="002e2919" style:font-size-asian="12pt" style:font-size-complex="12pt"/>
    </style:style>
    <style:style style:name="P97" style:family="paragraph" style:parent-style-name="Numbering_20_2">
      <style:paragraph-properties fo:text-align="justify" style:justify-single-word="false">
        <style:tab-stops/>
      </style:paragraph-properties>
      <style:text-properties style:font-name="sans-serif"/>
    </style:style>
    <style:style style:name="P98" style:family="paragraph" style:parent-style-name="Numbering_20_2">
      <style:paragraph-properties fo:text-align="justify" style:justify-single-word="false">
        <style:tab-stops/>
      </style:paragraph-properties>
      <style:text-properties style:font-name="Serif"/>
    </style:style>
    <style:style style:name="P99" style:family="paragraph" style:parent-style-name="Text_20_body">
      <style:paragraph-properties fo:text-align="center" style:justify-single-word="false"/>
      <style:text-properties style:font-name="sans-serif" fo:font-size="18pt" fo:font-weight="bold" style:font-size-asian="18pt" style:font-weight-asian="bold" style:font-size-complex="18pt" style:font-weight-complex="bold"/>
    </style:style>
    <style:style style:name="P100" style:family="paragraph" style:parent-style-name="Text_20_body">
      <style:paragraph-properties fo:text-align="justify" style:justify-single-word="false"/>
      <style:text-properties style:font-name="sans-serif"/>
    </style:style>
    <style:style style:name="P101" style:family="paragraph" style:parent-style-name="Text_20_body">
      <style:paragraph-properties fo:text-align="justify" style:justify-single-word="false"/>
      <style:text-properties style:font-name="sans-serif" officeooo:paragraph-rsid="004e4f30"/>
    </style:style>
    <style:style style:name="P102" style:family="paragraph" style:parent-style-name="Text_20_body">
      <style:paragraph-properties fo:text-align="justify" style:justify-single-word="false"/>
      <style:text-properties style:font-name="sans-serif" officeooo:paragraph-rsid="006d74a1"/>
    </style:style>
    <style:style style:name="P103" style:family="paragraph" style:parent-style-name="Text_20_body">
      <style:paragraph-properties fo:text-align="justify" style:justify-single-word="false"/>
    </style:style>
    <style:style style:name="P104" style:family="paragraph" style:parent-style-name="Text_20_body">
      <style:paragraph-properties fo:text-align="justify" style:justify-single-word="false"/>
      <style:text-properties style:font-name="Serif"/>
    </style:style>
    <style:style style:name="P105" style:family="paragraph" style:parent-style-name="Text_20_body">
      <style:paragraph-properties fo:text-align="center" style:justify-single-word="false"/>
      <style:text-properties style:font-name="Serif" fo:font-size="18pt" fo:font-weight="bold" style:font-size-asian="18pt" style:font-weight-asian="bold" style:font-size-complex="18pt" style:font-weight-complex="bold"/>
    </style:style>
    <style:style style:name="P106" style:family="paragraph" style:parent-style-name="Standard">
      <style:paragraph-properties fo:margin-left="0cm" fo:margin-right="0cm" fo:text-align="justify" style:justify-single-word="false" fo:text-indent="1.249cm" style:auto-text-indent="false">
        <style:tab-stops/>
      </style:paragraph-properties>
      <style:text-properties style:font-name="Serif" fo:font-size="12pt" officeooo:paragraph-rsid="005b5d60" style:font-size-asian="12pt" style:font-size-complex="12pt"/>
    </style:style>
    <style:style style:name="P107" style:family="paragraph" style:parent-style-name="Standard" style:list-style-name="L1">
      <style:paragraph-properties fo:text-align="justify" style:justify-single-word="false"/>
      <style:text-properties fo:font-size="12pt" officeooo:rsid="001ce9df" officeooo:paragraph-rsid="0043bd46" style:font-size-asian="12pt" style:font-size-complex="12pt"/>
    </style:style>
    <style:style style:name="P108" style:family="paragraph" style:parent-style-name="Standard" style:list-style-name="L1">
      <style:paragraph-properties fo:text-align="justify" style:justify-single-word="false"/>
      <style:text-properties fo:font-size="12pt" officeooo:rsid="001e6ff3" officeooo:paragraph-rsid="0043bd46" style:font-size-asian="12pt" style:font-size-complex="12pt"/>
    </style:style>
    <style:style style:name="P109" style:family="paragraph" style:parent-style-name="Standard" style:list-style-name="L2">
      <style:paragraph-properties fo:text-align="justify" style:justify-single-word="false"/>
      <style:text-properties fo:font-size="12pt" officeooo:rsid="0026730e" officeooo:paragraph-rsid="004e4f30" style:font-size-asian="12pt" style:font-size-complex="12pt"/>
    </style:style>
    <style:style style:name="P110" style:family="paragraph" style:parent-style-name="Standard" style:list-style-name="L3">
      <style:paragraph-properties fo:text-align="justify" style:justify-single-word="false"/>
      <style:text-properties fo:font-size="12pt" officeooo:rsid="0026730e" officeooo:paragraph-rsid="004e4f30" style:font-size-asian="12pt" style:font-size-complex="12pt"/>
    </style:style>
    <style:style style:name="P111" style:family="paragraph" style:parent-style-name="Standard">
      <style:paragraph-properties fo:margin-top="0cm" fo:margin-bottom="0cm" loext:contextual-spacing="false" fo:text-align="justify" style:justify-single-word="false"/>
      <style:text-properties style:font-name="sans-serif" fo:font-size="14pt" officeooo:paragraph-rsid="007e10b5" style:font-size-asian="14pt" style:font-size-complex="14pt"/>
    </style:style>
    <style:style style:name="P112" style:family="paragraph" style:parent-style-name="Standard">
      <style:paragraph-properties fo:margin-top="0cm" fo:margin-bottom="0cm" loext:contextual-spacing="false" fo:text-align="justify" style:justify-single-word="false"/>
      <style:text-properties style:font-name="sans-serif" fo:font-size="12pt" officeooo:paragraph-rsid="007e10b5" style:font-size-asian="12pt" style:font-size-complex="12pt"/>
    </style:style>
    <style:style style:name="P113" style:family="paragraph" style:parent-style-name="Standard">
      <style:paragraph-properties fo:margin-top="0cm" fo:margin-bottom="0cm" loext:contextual-spacing="false" fo:text-align="justify" style:justify-single-word="false"/>
      <style:text-properties style:font-name="sans-serif" fo:font-size="12pt" officeooo:rsid="00b64d80" officeooo:paragraph-rsid="00b7187c" style:font-size-asian="12pt" style:font-size-complex="12pt"/>
    </style:style>
    <style:style style:name="P114" style:family="paragraph" style:parent-style-name="Standard">
      <style:paragraph-properties fo:margin-top="0cm" fo:margin-bottom="0cm" loext:contextual-spacing="false" fo:line-height="100%" fo:text-align="center" style:justify-single-word="false"/>
      <style:text-properties fo:font-size="12pt" officeooo:rsid="00ba15ae" officeooo:paragraph-rsid="00ba15ae" style:font-size-asian="12pt" style:font-size-complex="12pt"/>
    </style:style>
    <style:style style:name="P115" style:family="paragraph" style:parent-style-name="Standard">
      <style:paragraph-properties fo:margin-top="0cm" fo:margin-bottom="0cm" loext:contextual-spacing="false" fo:line-height="100%"/>
      <style:text-properties fo:font-size="12pt" officeooo:rsid="00ba15ae" officeooo:paragraph-rsid="00ba15ae" style:font-size-asian="12pt" style:font-size-complex="12pt"/>
    </style:style>
    <style:style style:name="P116" style:family="paragraph" style:parent-style-name="Standard">
      <style:paragraph-properties fo:margin-top="0cm" fo:margin-bottom="0cm" loext:contextual-spacing="false" fo:line-height="100%" fo:text-align="center" style:justify-single-word="false"/>
      <style:text-properties fo:font-size="12pt" officeooo:paragraph-rsid="00ba15ae" style:font-size-asian="12pt" style:font-size-complex="12pt"/>
    </style:style>
    <style:style style:name="P117" style:family="paragraph" style:parent-style-name="Standard" style:master-page-name="Standard">
      <style:paragraph-properties fo:text-align="center" style:justify-single-word="false" style:page-number="auto"/>
      <style:text-properties style:font-name="Serif" fo:font-size="18pt" fo:font-weight="bold" officeooo:rsid="001919ae" officeooo:paragraph-rsid="005515ce" style:font-size-asian="18pt" style:font-weight-asian="bold" style:font-size-complex="18pt" style:font-weight-complex="bold"/>
    </style:style>
    <style:style style:name="P118" style:family="paragraph" style:parent-style-name="Heading_20_1">
      <style:paragraph-properties fo:text-align="center" style:justify-single-word="false"/>
      <style:text-properties fo:font-weight="bold" style:font-weight-asian="bold"/>
    </style:style>
    <style:style style:name="P119" style:family="paragraph" style:parent-style-name="Numbering_20_3">
      <style:paragraph-properties fo:margin-left="0cm" fo:margin-right="0cm" fo:text-align="justify" style:justify-single-word="false" fo:text-indent="0cm" style:auto-text-indent="false">
        <style:tab-stops/>
      </style:paragraph-properties>
      <style:text-properties style:font-name="sans-serif" fo:font-size="14pt" officeooo:paragraph-rsid="006d6f91" style:font-size-asian="14pt" style:font-size-complex="14pt"/>
    </style:style>
    <style:style style:name="P120" style:family="paragraph" style:parent-style-name="Numbering_20_3">
      <style:paragraph-properties fo:margin-left="0cm" fo:margin-right="0cm" fo:text-align="justify" style:justify-single-word="false" fo:text-indent="0cm" style:auto-text-indent="false">
        <style:tab-stops/>
      </style:paragraph-properties>
      <style:text-properties style:font-name="sans-serif" fo:font-size="12pt" officeooo:rsid="007874b2" officeooo:paragraph-rsid="006d6f91" style:font-size-asian="12pt" style:font-size-complex="12pt"/>
    </style:style>
    <style:style style:name="T1" style:family="text">
      <style:text-properties style:text-position="super 58%"/>
    </style:style>
    <style:style style:name="T2" style:family="text">
      <style:text-properties style:font-name="sans-serif"/>
    </style:style>
    <style:style style:name="T3" style:family="text">
      <style:text-properties style:font-name="sans-serif" fo:font-size="12pt" style:font-size-asian="12pt" style:font-size-complex="12pt"/>
    </style:style>
    <style:style style:name="T4" style:family="text">
      <style:text-properties style:font-name="sans-serif" fo:font-size="12pt" officeooo:rsid="0013b9fc" style:font-size-asian="12pt" style:font-size-complex="12pt"/>
    </style:style>
    <style:style style:name="T5" style:family="text">
      <style:text-properties style:font-name="sans-serif" fo:font-size="12pt" officeooo:rsid="00448d28" style:font-size-asian="12pt" style:font-size-complex="12pt"/>
    </style:style>
    <style:style style:name="T6" style:family="text">
      <style:text-properties style:font-name="sans-serif" fo:font-size="12pt" officeooo:rsid="00166490" style:font-size-asian="12pt" style:font-size-complex="12pt"/>
    </style:style>
    <style:style style:name="T7" style:family="text">
      <style:text-properties style:font-name="sans-serif" fo:font-size="12pt" officeooo:rsid="001a09fe" style:font-size-asian="12pt" style:font-size-complex="12pt"/>
    </style:style>
    <style:style style:name="T8" style:family="text">
      <style:text-properties style:font-name="sans-serif" fo:font-size="12pt" officeooo:rsid="00223047" style:font-size-asian="12pt" style:font-size-complex="12pt"/>
    </style:style>
    <style:style style:name="T9" style:family="text">
      <style:text-properties style:font-name="sans-serif" fo:font-size="12pt" officeooo:rsid="0046353f" style:font-size-asian="12pt" style:font-size-complex="12pt"/>
    </style:style>
    <style:style style:name="T10" style:family="text">
      <style:text-properties style:font-name="sans-serif" fo:font-size="12pt" officeooo:rsid="001c22ee" style:font-size-asian="12pt" style:font-size-complex="12pt"/>
    </style:style>
    <style:style style:name="T11" style:family="text">
      <style:text-properties style:font-name="sans-serif" fo:font-size="12pt" officeooo:rsid="001fd27b" style:font-size-asian="12pt" style:font-size-complex="12pt"/>
    </style:style>
    <style:style style:name="T12" style:family="text">
      <style:text-properties style:font-name="sans-serif" fo:font-size="12pt" officeooo:rsid="002e2919" style:font-size-asian="12pt" style:font-size-complex="12pt"/>
    </style:style>
    <style:style style:name="T13" style:family="text">
      <style:text-properties style:font-name="sans-serif" fo:font-size="12pt" officeooo:rsid="004a8756" style:font-size-asian="12pt" style:font-size-complex="12pt"/>
    </style:style>
    <style:style style:name="T14" style:family="text">
      <style:text-properties style:font-name="sans-serif" fo:font-size="12pt" officeooo:rsid="0035df55" style:font-size-asian="12pt" style:font-size-complex="12pt"/>
    </style:style>
    <style:style style:name="T15" style:family="text">
      <style:text-properties style:font-name="sans-serif" fo:font-size="12pt" officeooo:rsid="007874b2" style:font-size-asian="12pt" style:font-size-complex="12pt"/>
    </style:style>
    <style:style style:name="T16" style:family="text">
      <style:text-properties style:font-name="sans-serif" fo:font-size="12pt" officeooo:rsid="0078fe03" style:font-size-asian="12pt" style:font-size-complex="12pt"/>
    </style:style>
    <style:style style:name="T17" style:family="text">
      <style:text-properties style:font-name="sans-serif" officeooo:rsid="000713c0"/>
    </style:style>
    <style:style style:name="T18" style:family="text">
      <style:text-properties style:font-name="sans-serif" officeooo:rsid="000d96bd"/>
    </style:style>
    <style:style style:name="T19" style:family="text">
      <style:text-properties style:font-name="sans-serif" officeooo:rsid="000e7a7c"/>
    </style:style>
    <style:style style:name="T20" style:family="text">
      <style:text-properties style:font-name="sans-serif" officeooo:rsid="000f3d84"/>
    </style:style>
    <style:style style:name="T21" style:family="text">
      <style:text-properties style:font-name="sans-serif" officeooo:rsid="0012b14d"/>
    </style:style>
    <style:style style:name="T22" style:family="text">
      <style:text-properties style:font-name="sans-serif" officeooo:rsid="0013b9fc"/>
    </style:style>
    <style:style style:name="T23" style:family="text">
      <style:text-properties style:font-name="sans-serif" officeooo:rsid="00166490"/>
    </style:style>
    <style:style style:name="T24" style:family="text">
      <style:text-properties style:font-name="sans-serif" officeooo:rsid="001a09fe"/>
    </style:style>
    <style:style style:name="T25" style:family="text">
      <style:text-properties style:font-name="sans-serif" officeooo:rsid="001a397f"/>
    </style:style>
    <style:style style:name="T26" style:family="text">
      <style:text-properties style:font-name="sans-serif" officeooo:rsid="001c22ee"/>
    </style:style>
    <style:style style:name="T27" style:family="text">
      <style:text-properties style:font-name="sans-serif" officeooo:rsid="001fd27b"/>
    </style:style>
    <style:style style:name="T28" style:family="text">
      <style:text-properties style:font-name="sans-serif" officeooo:rsid="00223047"/>
    </style:style>
    <style:style style:name="T29" style:family="text">
      <style:text-properties style:font-name="sans-serif" officeooo:rsid="0022e376"/>
    </style:style>
    <style:style style:name="T30" style:family="text">
      <style:text-properties style:font-name="sans-serif" officeooo:rsid="002531ad"/>
    </style:style>
    <style:style style:name="T31" style:family="text">
      <style:text-properties style:font-name="sans-serif" officeooo:rsid="0026a06d"/>
    </style:style>
    <style:style style:name="T32" style:family="text">
      <style:text-properties style:font-name="sans-serif" officeooo:rsid="0026ee62"/>
    </style:style>
    <style:style style:name="T33" style:family="text">
      <style:text-properties style:font-name="sans-serif" officeooo:rsid="0028b7f4"/>
    </style:style>
    <style:style style:name="T34" style:family="text">
      <style:text-properties style:font-name="sans-serif" officeooo:rsid="002c4217"/>
    </style:style>
    <style:style style:name="T35" style:family="text">
      <style:text-properties style:font-name="sans-serif" officeooo:rsid="002dd79d"/>
    </style:style>
    <style:style style:name="T36" style:family="text">
      <style:text-properties style:font-name="sans-serif" officeooo:rsid="002e2919"/>
    </style:style>
    <style:style style:name="T37" style:family="text">
      <style:text-properties style:font-name="sans-serif" officeooo:rsid="002f965c"/>
    </style:style>
    <style:style style:name="T38" style:family="text">
      <style:text-properties style:font-name="sans-serif" officeooo:rsid="00308e24"/>
    </style:style>
    <style:style style:name="T39" style:family="text">
      <style:text-properties style:font-name="sans-serif" officeooo:rsid="0032e498"/>
    </style:style>
    <style:style style:name="T40" style:family="text">
      <style:text-properties style:font-name="sans-serif" officeooo:rsid="0033ad28"/>
    </style:style>
    <style:style style:name="T41" style:family="text">
      <style:text-properties style:font-name="sans-serif" officeooo:rsid="0035df55"/>
    </style:style>
    <style:style style:name="T42" style:family="text">
      <style:text-properties style:font-name="sans-serif" officeooo:rsid="003a06c3"/>
    </style:style>
    <style:style style:name="T43" style:family="text">
      <style:text-properties style:font-name="sans-serif" officeooo:rsid="003aef14"/>
    </style:style>
    <style:style style:name="T44" style:family="text">
      <style:text-properties style:font-name="sans-serif" officeooo:rsid="003e6893"/>
    </style:style>
    <style:style style:name="T45" style:family="text">
      <style:text-properties style:font-name="sans-serif" officeooo:rsid="003fa5c6"/>
    </style:style>
    <style:style style:name="T46" style:family="text">
      <style:text-properties style:font-name="sans-serif" officeooo:rsid="004444db"/>
    </style:style>
    <style:style style:name="T47" style:family="text">
      <style:text-properties style:font-name="sans-serif" officeooo:rsid="0046353f"/>
    </style:style>
    <style:style style:name="T48" style:family="text">
      <style:text-properties style:font-name="sans-serif" officeooo:rsid="004c758b"/>
    </style:style>
    <style:style style:name="T49" style:family="text">
      <style:text-properties style:font-name="sans-serif" officeooo:rsid="004e4f30"/>
    </style:style>
    <style:style style:name="T50" style:family="text">
      <style:text-properties style:font-name="sans-serif" officeooo:rsid="004ffab7"/>
    </style:style>
    <style:style style:name="T51" style:family="text">
      <style:text-properties style:font-name="sans-serif" officeooo:rsid="0067214d"/>
    </style:style>
    <style:style style:name="T52" style:family="text">
      <style:text-properties style:font-name="sans-serif" officeooo:rsid="00682b4c"/>
    </style:style>
    <style:style style:name="T53" style:family="text">
      <style:text-properties style:font-name="sans-serif" officeooo:rsid="00693000"/>
    </style:style>
    <style:style style:name="T54" style:family="text">
      <style:text-properties style:font-name="sans-serif" officeooo:rsid="006b2869"/>
    </style:style>
    <style:style style:name="T55" style:family="text">
      <style:text-properties style:font-name="sans-serif" officeooo:rsid="00747a3b"/>
    </style:style>
    <style:style style:name="T56" style:family="text">
      <style:text-properties style:font-name="sans-serif" officeooo:rsid="0077063b"/>
    </style:style>
    <style:style style:name="T57" style:family="text">
      <style:text-properties style:font-name="sans-serif" officeooo:rsid="0079fc3e"/>
    </style:style>
    <style:style style:name="T58" style:family="text">
      <style:text-properties style:font-name="sans-serif" officeooo:rsid="0085e052"/>
    </style:style>
    <style:style style:name="T59" style:family="text">
      <style:text-properties style:font-name="sans-serif" officeooo:rsid="008cb8c4"/>
    </style:style>
    <style:style style:name="T60" style:family="text">
      <style:text-properties style:font-name="sans-serif" officeooo:rsid="0093c2b5"/>
    </style:style>
    <style:style style:name="T61" style:family="text">
      <style:text-properties style:font-name="sans-serif" officeooo:rsid="0094e1ff"/>
    </style:style>
    <style:style style:name="T62" style:family="text">
      <style:text-properties style:font-name="sans-serif" officeooo:rsid="00955110"/>
    </style:style>
    <style:style style:name="T63" style:family="text">
      <style:text-properties style:font-name="sans-serif" officeooo:rsid="00995c5f"/>
    </style:style>
    <style:style style:name="T64" style:family="text">
      <style:text-properties style:font-name="sans-serif" officeooo:rsid="009a5576"/>
    </style:style>
    <style:style style:name="T65" style:family="text">
      <style:text-properties style:font-name="sans-serif" officeooo:rsid="009d0a85"/>
    </style:style>
    <style:style style:name="T66" style:family="text">
      <style:text-properties style:font-name="sans-serif" officeooo:rsid="00a0215d"/>
    </style:style>
    <style:style style:name="T67" style:family="text">
      <style:text-properties style:font-name="sans-serif" officeooo:rsid="00a09372"/>
    </style:style>
    <style:style style:name="T68" style:family="text">
      <style:text-properties style:font-name="sans-serif" officeooo:rsid="00a6dada"/>
    </style:style>
    <style:style style:name="T69" style:family="text">
      <style:text-properties style:font-name="sans-serif" officeooo:rsid="00a6ef99"/>
    </style:style>
    <style:style style:name="T70" style:family="text">
      <style:text-properties style:font-name="sans-serif" officeooo:rsid="00a88e03"/>
    </style:style>
    <style:style style:name="T71" style:family="text">
      <style:text-properties style:font-name="sans-serif" officeooo:rsid="00aca022"/>
    </style:style>
    <style:style style:name="T72" style:family="text">
      <style:text-properties style:font-name="sans-serif" officeooo:rsid="00ae2802"/>
    </style:style>
    <style:style style:name="T73" style:family="text">
      <style:text-properties style:font-name="sans-serif" officeooo:rsid="00b1bf4e"/>
    </style:style>
    <style:style style:name="T74" style:family="text">
      <style:text-properties style:font-name="sans-serif" officeooo:rsid="00b64d80"/>
    </style:style>
    <style:style style:name="T75" style:family="text">
      <style:text-properties fo:font-weight="bold"/>
    </style:style>
    <style:style style:name="T76" style:family="text">
      <style:text-properties officeooo:rsid="001bc8c1"/>
    </style:style>
    <style:style style:name="T77" style:family="text">
      <style:text-properties officeooo:rsid="0025b7f6"/>
    </style:style>
    <style:style style:name="T78" style:family="text">
      <style:text-properties officeooo:rsid="001ce9df"/>
    </style:style>
    <style:style style:name="T79" style:family="text">
      <style:text-properties officeooo:rsid="001e6ff3"/>
    </style:style>
    <style:style style:name="T80" style:family="text">
      <style:text-properties fo:font-size="12pt" style:font-size-asian="12pt" style:font-size-complex="12pt"/>
    </style:style>
    <style:style style:name="T81" style:family="text">
      <style:text-properties fo:font-size="12pt" officeooo:rsid="00213ed9" style:font-size-asian="12pt" style:font-size-complex="12pt"/>
    </style:style>
    <style:style style:name="T82" style:family="text">
      <style:text-properties fo:font-size="12pt" officeooo:rsid="00278a37" style:font-size-asian="12pt" style:font-size-complex="12pt"/>
    </style:style>
    <style:style style:name="T83" style:family="text">
      <style:text-properties style:font-name="Ubuntu" officeooo:rsid="004444db"/>
    </style:style>
    <style:style style:name="T84" style:family="text">
      <style:text-properties style:font-name="Ubuntu" officeooo:rsid="004e4f30"/>
    </style:style>
    <style:style style:name="T85" style:family="text">
      <style:text-properties officeooo:rsid="0047af33"/>
    </style:style>
    <style:style style:name="T86" style:family="text">
      <style:text-properties officeooo:rsid="004b53b0"/>
    </style:style>
    <style:style style:name="T87" style:family="text">
      <style:text-properties officeooo:rsid="00278a37"/>
    </style:style>
    <style:style style:name="T88" style:family="text">
      <style:text-properties fo:font-weight="normal" style:font-weight-asian="normal" style:font-weight-complex="normal"/>
    </style:style>
    <style:style style:name="T89" style:family="text">
      <style:text-properties officeooo:rsid="00233df9"/>
    </style:style>
    <style:style style:name="T90" style:family="text">
      <style:text-properties style:text-underline-style="solid" style:text-underline-width="auto" style:text-underline-color="font-color"/>
    </style:style>
    <style:style style:name="T91" style:family="text">
      <style:text-properties style:text-underline-style="solid" style:text-underline-width="auto" style:text-underline-color="font-color" officeooo:rsid="0051348e"/>
    </style:style>
    <style:style style:name="T92" style:family="text">
      <style:text-properties fo:color="#222222" fo:background-color="#ffffff" loext:char-shading-value="0" style:font-name-complex="Arial"/>
    </style:style>
    <style:style style:name="T93" style:family="text">
      <style:text-properties officeooo:rsid="0053357d"/>
    </style:style>
    <style:style style:name="T94" style:family="text">
      <style:text-properties officeooo:rsid="0057d2ab"/>
    </style:style>
    <style:style style:name="T95" style:family="text">
      <style:text-properties fo:color="#000000" fo:background-color="#ffffff" loext:char-shading-value="0" style:font-name-complex="Arial"/>
    </style:style>
    <style:style style:name="T96" style:family="text">
      <style:text-properties officeooo:rsid="005b5d60"/>
    </style:style>
    <style:style style:name="T97" style:family="text">
      <style:text-properties officeooo:rsid="00b04967"/>
    </style:style>
    <style:style style:name="T98" style:family="text">
      <style:text-properties officeooo:rsid="00b64d80"/>
    </style:style>
    <style:style style:name="T99" style:family="text">
      <style:text-properties officeooo:rsid="00b7187c"/>
    </style:style>
    <style:style style:name="T100" style:family="text">
      <style:text-properties officeooo:rsid="00b8b41d"/>
    </style:style>
    <style:style style:name="T101" style:family="text">
      <style:text-properties officeooo:rsid="00ba15ae"/>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Text_20_body">Nom du projet</text:p>
          </table:table-cell>
          <table:table-cell table:style-name="Table1.B1" office:value-type="string">
            <text:p text:style-name="P42">PacMan</text:p>
          </table:table-cell>
          <table:table-cell table:style-name="Table1.C1" office:value-type="string">
            <text:p text:style-name="P40"/>
          </table:table-cell>
        </table:table-row>
        <table:table-row table:style-name="Table1.2">
          <table:table-cell table:style-name="Table1.A2" office:value-type="string">
            <text:p text:style-name="P40">Livrable  </text:p>
          </table:table-cell>
          <table:table-cell table:style-name="Table1.A1" office:value-type="string">
            <text:p text:style-name="P115">Game Design Document</text:p>
          </table:table-cell>
          <table:table-cell table:style-name="Table1.C1" office:value-type="string">
            <text:p text:style-name="P40"/>
          </table:table-cell>
        </table:table-row>
      </table:table>
      <text:p text:style-name="P3"/>
      <text:p text:style-name="P3"/>
      <text:p text:style-name="P3"/>
      <text:h text:style-name="P118" text:outline-level="1">GDD – PacMan</text:h>
      <text:p text:style-name="P12"/>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41"/>
          </table:table-cell>
          <table:table-cell table:style-name="Table2.A1" office:value-type="string">
            <text:p text:style-name="P41">Nom et prénom</text:p>
          </table:table-cell>
          <table:table-cell table:style-name="Table2.A1" office:value-type="string">
            <text:p text:style-name="P41">Affiliation</text:p>
          </table:table-cell>
          <table:table-cell table:style-name="Table2.A1" office:value-type="string">
            <text:p text:style-name="P41">Contact</text:p>
          </table:table-cell>
        </table:table-row>
        <table:table-row table:style-name="Table2.1">
          <table:table-cell table:style-name="Table2.A1" office:value-type="string">
            <text:p text:style-name="P40">Auteur<text:span text:style-name="T101">s</text:span> principa<text:span text:style-name="T101">ux</text:span></text:p>
          </table:table-cell>
          <table:table-cell table:style-name="Table2.A1" office:value-type="string">
            <text:p text:style-name="P114">Maurice Gautier</text:p>
            <text:p text:style-name="P43">Palacios Fran<text:span text:style-name="T101">c</text:span>k</text:p>
          </table:table-cell>
          <table:table-cell table:style-name="Table2.A1" office:value-type="string">
            <text:p text:style-name="P43">Société TTT</text:p>
          </table:table-cell>
          <table:table-cell table:style-name="Table2.A1" office:value-type="string">
            <text:p text:style-name="P43"><text:s/></text:p>
          </table:table-cell>
        </table:table-row>
        <table:table-row table:style-name="Table2.1">
          <table:table-cell table:style-name="Table2.A1" office:value-type="string">
            <text:p text:style-name="P40">Chef du projet</text:p>
          </table:table-cell>
          <table:table-cell table:style-name="Table2.A1" office:value-type="string">
            <text:p text:style-name="P43">Palacios Fran<text:span text:style-name="T101">c</text:span>k</text:p>
          </table:table-cell>
          <table:table-cell table:style-name="Table2.A1" office:value-type="string">
            <text:p text:style-name="P43">Société TTT</text:p>
          </table:table-cell>
          <table:table-cell table:style-name="Table2.A1" office:value-type="string">
            <text:p text:style-name="P41"/>
          </table:table-cell>
        </table:table-row>
        <table:table-row table:style-name="Table2.1">
          <table:table-cell table:style-name="Table2.A1" office:value-type="string">
            <text:p text:style-name="P40">Approbateurs</text:p>
          </table:table-cell>
          <table:table-cell table:style-name="Table2.A1" office:value-type="string">
            <text:p text:style-name="P43">HAMRI Amine</text:p>
          </table:table-cell>
          <table:table-cell table:style-name="Table2.A1" office:value-type="string">
            <text:p text:style-name="P114">Société <text:s/>« HAMRI &amp; KHEMIRI »</text:p>
          </table:table-cell>
          <table:table-cell table:style-name="Table2.A1" office:value-type="string">
            <text:p text:style-name="P41"/>
          </table:table-cell>
        </table:table-row>
      </table:table>
      <text:p text:style-name="P4"/>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1">Livré le <text:s/></text:p>
          </table:table-cell>
          <table:table-cell table:style-name="Table3.A1" office:value-type="string">
            <text:p text:style-name="P41">Approuvé le</text:p>
          </table:table-cell>
          <table:table-cell table:style-name="Table3.A1" office:value-type="string">
            <text:p text:style-name="P41">Validé le</text:p>
          </table:table-cell>
        </table:table-row>
        <table:table-row table:style-name="Table3.2">
          <table:table-cell table:style-name="Table3.A2" office:value-type="string">
            <text:p text:style-name="P43"><text:span text:style-name="T101">10</text:span>-1<text:span text:style-name="T101">1</text:span>-2019</text:p>
          </table:table-cell>
          <table:table-cell table:style-name="Table3.A2" office:value-type="string">
            <text:p text:style-name="P41"/>
          </table:table-cell>
          <table:table-cell table:style-name="Table3.A2" office:value-type="string">
            <text:p text:style-name="P41"/>
          </table:table-cell>
        </table:table-row>
      </table:table>
      <text:p text:style-name="P4"/>
      <text:p text:style-name="P4"/>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0">Entité</text:p>
          </table:table-cell>
          <table:table-cell table:style-name="Table4.A1" office:value-type="string">
            <text:p text:style-name="P40">Nom et prénom</text:p>
          </table:table-cell>
          <table:table-cell table:style-name="Table4.A1" office:value-type="string">
            <text:p text:style-name="P40">Mode de distribution</text:p>
          </table:table-cell>
        </table:table-row>
        <table:table-row table:style-name="Table4.1">
          <table:table-cell table:style-name="Table4.A1" office:value-type="string">
            <text:p text:style-name="P40">à :</text:p>
          </table:table-cell>
          <table:table-cell table:style-name="Table4.A1" office:value-type="string">
            <text:p text:style-name="P40"/>
          </table:table-cell>
          <table:table-cell table:style-name="Table4.A1" office:value-type="string">
            <text:p text:style-name="P40"/>
          </table:table-cell>
        </table:table-row>
        <table:table-row table:style-name="Table4.1">
          <table:table-cell table:style-name="Table4.A1" office:value-type="string">
            <text:p text:style-name="P40">copie à :</text:p>
          </table:table-cell>
          <table:table-cell table:style-name="Table4.A1" office:value-type="string">
            <text:p text:style-name="P40"/>
          </table:table-cell>
          <table:table-cell table:style-name="Table4.A1" office:value-type="string">
            <text:p text:style-name="P40"/>
          </table:table-cell>
        </table:table-row>
      </table:table>
      <text:p text:style-name="P4"/>
      <text:p text:style-name="P4"/>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40">Nom du fichier</text:p>
          </table:table-cell>
          <table:table-cell table:style-name="Table5.A1" office:value-type="string">
            <text:p text:style-name="P40">Etat</text:p>
          </table:table-cell>
          <table:table-cell table:style-name="Table5.A1" office:value-type="string">
            <text:p text:style-name="P40">Nombre de pages</text:p>
          </table:table-cell>
        </table:table-row>
        <table:table-row table:style-name="Table5.2">
          <table:table-cell table:style-name="Table5.A2" office:value-type="string">
            <text:p text:style-name="P43">PacMan-GDD-Groupe2</text:p>
          </table:table-cell>
          <table:table-cell table:style-name="Table5.A2" office:value-type="string">
            <text:p text:style-name="P41"/>
          </table:table-cell>
          <table:table-cell table:style-name="Table5.A2" office:value-type="string">
            <text:p text:style-name="P41"><text:page-count>20</text:page-count></text:p>
          </table:table-cell>
        </table:table-row>
      </table:table>
      <text:p text:style-name="P4"/>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41">Evolution (objet)</text:p>
          </table:table-cell>
          <table:table-cell table:style-name="Table6.A1" office:value-type="string">
            <text:p text:style-name="P41">Date de l’évolution</text:p>
          </table:table-cell>
          <table:table-cell table:style-name="Table6.A1" office:value-type="string">
            <text:p text:style-name="P41">Numéro de version</text:p>
          </table:table-cell>
        </table:table-row>
        <table:table-row table:style-name="Table6.1">
          <table:table-cell table:style-name="Table6.A1" office:value-type="string">
            <text:p text:style-name="P114">Version initiale</text:p>
          </table:table-cell>
          <table:table-cell table:style-name="Table6.A1" office:value-type="string">
            <text:p text:style-name="P114">25/10/19</text:p>
          </table:table-cell>
          <table:table-cell table:style-name="Table6.A1" office:value-type="string">
            <text:p text:style-name="P114">1.0</text:p>
          </table:table-cell>
        </table:table-row>
        <table:table-row table:style-name="Table6.1">
          <table:table-cell table:style-name="Table6.A3" office:value-type="string">
            <text:p text:style-name="P114"/>
          </table:table-cell>
          <table:table-cell table:style-name="Table6.A3" office:value-type="string">
            <text:p text:style-name="P114">10/11/19</text:p>
          </table:table-cell>
          <table:table-cell table:style-name="Table6.A3" office:value-type="string">
            <text:p text:style-name="P116"><text:user-defined style:data-style-name="N0" text:name="Version">1.1</text:user-defined></text:p>
          </table:table-cell>
        </table:table-row>
      </table:table>
      <text:p text:style-name="P5"/>
      <text:p text:style-name="Text_20_body">Ces informations doivent être précisées sur la 1<text:span text:style-name="T1">ère</text:span> page du document</text:p>
      <text:p text:style-name="P4"><text:soft-page-break/></text:p>
      <text:p text:style-name="Text_20_body"/>
      <text:p text:style-name="P16">1. Présentation générale</text:p>
      <text:p text:style-name="P18">1.1. Philosophie</text:p>
      <text:p text:style-name="P6"><text:tab/>La motivation est de proposer un jeu de poursuite <text:span text:style-name="T76">dans un labyrinthe </text:span>où le joueur peut être alternativement et plusieurs fois durant le jeu le poursuivi et le poursuivant <text:span text:style-name="T76">dans un labyrinthe</text:span>. </text:p>
      <text:p text:style-name="P7"><text:span text:style-name="T77"><text:tab/>Chacun de ses poursuivants a une stratégie de déplacement spécifique suivant le mode dans lequel il se trouve. Aussi le joueur </text:span>doit adapter sa stratégie de déplacement pour ne pas être tué par les poursuivants. Il peut acquérir des super pouvoirs temporaires lui permettant de tuer ses poursuivants. Son objectif est de parcourir tout le labyrinthe en récoltant toutes les pastilles semées tout le long du parcours.</text:p>
      <text:p text:style-name="P18">1.2. Questions fréquentes</text:p>
      <text:p text:style-name="P20">1.2.1. Qu’est-ce que ce jeu ?</text:p>
      <text:p text:style-name="P7"><text:tab/>C’est un jeu de poursuite <text:span text:style-name="T78">qui nécessite vigilance, dextérité, gestion du stress, plasticité de stratégie d e la part du joueur pour susciter une implication croissante dans le jeu.</text:span></text:p>
      <text:p text:style-name="P20">1.2.2. Où le jeu se passe t’il ?</text:p>
      <text:p text:style-name="P15"><text:tab/><text:span text:style-name="T80">Le héro se déplace dans un labyrinthe qu’il doit parcourir entièrement en évitant des fantômes qui le tuent dès qu’ils le touchent.</text:span></text:p>
      <text:p text:style-name="P20">1.2.3. Qu’est-ce que je contrôle ?</text:p>
      <text:p text:style-name="P8">Le<text:span text:style-name="T79">s</text:span> seul<text:span text:style-name="T79">s</text:span> moyen<text:span text:style-name="T79">s</text:span> de contrôle <text:span text:style-name="T79">sont :</text:span></text:p>
      <text:list xml:id="list3868589130" text:style-name="L1">
        <text:list-item>
          <text:p text:style-name="P107">sélectionner la direction de déplacement dans le labyrinthe ;</text:p>
        </text:list-item>
        <text:list-item>
          <text:p text:style-name="P108">manger des pastilles spéciales qui donnent des super-pouvoirs et permettent sur une durée limitée de tuer des fantômes.</text:p>
        </text:list-item>
      </text:list>
      <text:p text:style-name="P20">1.2.4. De combien de personnages ai-je le contrôle ?</text:p>
      <text:p text:style-name="P9"><text:soft-page-break/>Seul le héro, Pac Man, est contrôlable par le joueur.</text:p>
      <text:p text:style-name="P9"/>
      <text:p text:style-name="P20">1.2.5. Quel est le but du jeu ?</text:p>
      <text:p text:style-name="P9">Le but du jeu est de parcourir tout le labyrinthe. Ce parcours est visualisé par des pastilles jalonnant le parcours et que le héro mange à son passage.</text:p>
      <text:p text:style-name="P19">1.2.6. Qu’est-ce qui rend mon jeu différent ?</text:p>
      <text:p text:style-name="P14"><text:tab/>Il est simple à jouer, d’une difficulté graduelle, apporte une stimulation positive permettant de générer du stress positif.</text:p>
      <text:p text:style-name="P13"/>
      <text:p text:style-name="P99">LES M<text:span text:style-name="T84">É</text:span>CANIQUES DU JEU</text:p>
      <text:p text:style-name="P87">2.1. Gameplay</text:p>
      <text:p text:style-name="P59">2.1.1. Description générale</text:p>
      <text:p text:style-name="P88"><text:span text:style-name="T18"><text:tab/>Le héro sera plongé au c</text:span><text:span text:style-name="T83">œ</text:span><text:span text:style-name="T18">ur d’un labyri</text:span><text:span text:style-name="T46">n</text:span><text:span text:style-name="T18">the. </text:span><text:span text:style-name="T21">L’</text:span><text:span text:style-name="T19">objectif </text:span><text:span text:style-name="T21">du joueur sera </text:span><text:span text:style-name="T19"><text:s/></text:span><text:span text:style-name="T21">de déplacer le héro pour</text:span><text:span text:style-name="T19"> ramasser tous les jetons dans le </text:span><text:span text:style-name="T18">labyri</text:span><text:span text:style-name="T46">n</text:span><text:span text:style-name="T18">the</text:span><text:span text:style-name="T19"> </text:span><text:span text:style-name="T18">avant que les fantômes qui lui sont aux trousses </text:span><text:span text:style-name="T19">ne </text:span><text:span text:style-name="T18">l’</text:span><text:span text:style-name="T19">attrape</text:span><text:span text:style-name="T18">. Ce labyri</text:span><text:span text:style-name="T46">n</text:span><text:span text:style-name="T18">the possède aussi des </text:span><text:span text:style-name="T20">jetons</text:span><text:span text:style-name="T18"> magiques </text:span><text:span text:style-name="T20">disséminé dans les jetons qui une fois récupéré </text:span><text:span text:style-name="T18">permett</text:span><text:span text:style-name="T20">ent</text:span><text:span text:style-name="T18"> au </text:span><text:span text:style-name="T20">héro</text:span><text:span text:style-name="T18"> de courir plus vite et de </text:span><text:span text:style-name="T25">mettre </text:span><text:span text:style-name="T18">les fantômes qu’il croise </text:span><text:span text:style-name="T25">hors d’état</text:span><text:span text:style-name="T18"> </text:span><text:span text:style-name="T20">pendant un certain temps</text:span><text:span text:style-name="T18"> ; très utile, pour ramasser les jetons plus facilement. Il devra être capable d’achever tous les niveaux à la suite pour achever le jeu. Il a trois essais.</text:span></text:p>
      <text:p text:style-name="P93"/>
      <text:p text:style-name="P60">2.1.2.Les flux de jeu</text:p>
      <text:p text:style-name="P66"><text:tab/><text:span text:style-name="T80">Sous forme de schémas ou à travers une description claire, vous devez préciser le flux d’activité du joueur dans une partie de jeu type, sa progression en termes d’objectifs, défis et divertissements, les principales articulations.</text:span></text:p>
      <text:p text:style-name="P90"/>
      <text:p text:style-name="P60">2.1.3. Les éléments du gameplay</text:p>
      <text:p text:style-name="P73"><text:soft-page-break/><text:span text:style-name="T22"><text:tab/></text:span><text:span text:style-name="T4">Lorsque le joueur marche sur un jeton, il le ramassera automatiquement ; a</text:span><text:span text:style-name="T5">i</text:span><text:span text:style-name="T4">nsi, le jeton disparaîtra du plateau.</text:span></text:p>
      <text:p text:style-name="P76"><text:span text:style-name="T22"><text:tab/>Lorsque le joueur marche sur un jeton spécial, il le ramassera aussi automatiquement ; </text:span><text:span text:style-name="T23">ce qui lui con</text:span><text:span text:style-name="T47">fére</text:span><text:span text:style-name="T23">ra, </text:span><text:span text:style-name="T24">temporairement, </text:span><text:span text:style-name="T23">de puissant</text:span><text:span text:style-name="T24">s</text:span><text:span text:style-name="T23"> super</text:span><text:span text:style-name="T24">s</text:span><text:span text:style-name="T23"> pouvoirs </text:span></text:p>
      <text:p text:style-name="P73"><text:span text:style-name="T23"><text:tab/></text:span><text:span text:style-name="T6">Lorsque le joueur et un fantôme </text:span><text:span text:style-name="T7">entrent</text:span><text:span text:style-name="T6"> en </text:span><text:span text:style-name="T7">co</text:span><text:span text:style-name="T9">l</text:span><text:span text:style-name="T7">lision</text:span><text:span text:style-name="T6">, </text:span><text:span text:style-name="T7">le fantôme sera détruit si le joueur possède les super</text:span><text:span text:style-name="T8">s</text:span><text:span text:style-name="T7"> pouvoirs du jeton spécial ; sinon, le joueur pe</text:span><text:span text:style-name="T9">r</text:span><text:span text:style-name="T7">dra une vie et devra recommencer le niveau.</text:span></text:p>
      <text:p text:style-name="P91"/>
      <text:p text:style-name="P61">2.1.4. Données statistiques et physiques</text:p>
      <text:p text:style-name="P74"><text:span text:style-name="T26"><text:tab/></text:span><text:span text:style-name="T10">Le héro à quatre </text:span><text:span text:style-name="T11">directions</text:span><text:span text:style-name="T10"> possibles </text:span><text:span text:style-name="T11">( en haut, en bas, à droite et à gauche) pour se déplacer.</text:span></text:p>
      <text:p text:style-name="P77"><text:span text:style-name="T27"><text:tab/></text:span><text:span text:style-name="T29">Les déplacements du héro seront donc caractérisés par une vitesse actuelle. </text:span><text:span text:style-name="T34">( Optionnel )</text:span></text:p>
      <text:p text:style-name="P77"><text:span text:style-name="T27"><text:tab/></text:span><text:span text:style-name="T28">Si le héro entre en collision </text:span><text:span text:style-name="T29">avec un mur du labyrinthe il </text:span><text:span text:style-name="T30">s’a</text:span><text:span text:style-name="T50">r</text:span><text:span text:style-name="T30">r</text:span><text:span text:style-name="T50">ê</text:span><text:span text:style-name="T30">tera</text:span><text:span text:style-name="T29">.</text:span></text:p>
      <text:p text:style-name="P77"><text:span text:style-name="T29"><text:tab/></text:span><text:span text:style-name="T47">L</text:span><text:span text:style-name="T35">e dernier déplacement du héro sera enregistré en cache et sera pris en compte à la prochaine intersection.</text:span></text:p>
      <text:p text:style-name="P77"><text:span text:style-name="T29"><text:tab/></text:span><text:span text:style-name="T31">Lorsque le héro rentre en collision avec un fantôme. Un combat instantané et automatique aura lieu.</text:span></text:p>
      <text:p text:style-name="P67"><text:tab/>Pendant ce combat automatique, si le héro possède des super<text:span text:style-name="T85">s</text:span> pouvoirs, le fantôme ira en prison pendant un certain temps.</text:p>
      <text:p text:style-name="P77"><text:span text:style-name="T31"><text:tab/></text:span><text:span text:style-name="T32">A l’inverse, si le héro ne possède pas ces supers pouvoirs, il mourra , perdra une vie et repartira de la case départ pour finir de ramasser ses jetons. S’il s’agissait de sa dernière </text:span><text:span text:style-name="T33">vie le joueur aura perdu la partie.</text:span></text:p>
      <text:p text:style-name="P92"/>
      <text:p text:style-name="P62">2.1.5. Description de l’IA</text:p>
      <text:p text:style-name="P75"><text:span text:style-name="T36"><text:tab/></text:span><text:span text:style-name="T12">Tout au long du jeu, le déplacement des fantômes sera contrôlé par l’IA. Il y aura plusieurs stratégies de dépl</text:span><text:span text:style-name="T13">a</text:span><text:span text:style-name="T12">cements pour les fantômes, par exemple : </text:span></text:p>
      <text:p text:style-name="P96">- Le brute : il foncera tête baissé vers le héro</text:p>
      <text:p text:style-name="P68"><text:tab/>- Le sournois : il essaiera d’anticiper les dépla<text:span text:style-name="T86">ce</text:span>ments du héro pour le piéger.</text:p>
      <text:p text:style-name="P68"><text:tab/>- Le mulet : il pourra se déplacer vers la direction opposé du héro</text:p>
      <text:p text:style-name="P78"><text:soft-page-break/><text:span text:style-name="T36"><text:tab/>- </text:span><text:span text:style-name="T37">L’idiot : il choisira toujours une direction au hasard </text:span></text:p>
      <text:p text:style-name="P78"><text:span text:style-name="T37"><text:tab/></text:span><text:span text:style-name="T39">De plus une zone d’action peut être précisé pour chaque fantôme qui devra s’y tenir.</text:span></text:p>
      <text:p text:style-name="P78"><text:span text:style-name="T37"><text:tab/></text:span><text:span text:style-name="T38">Lorsque le héro a des supers pouvoirs, les fantômes s’enfuie tous en allant le plus loin possible du héro.</text:span></text:p>
      <text:p text:style-name="P79"><text:span text:style-name="T38"><text:tab/></text:span><text:span text:style-name="T40">Si un fantôme sort de sa zone en essayant de fuir, alors il devra essayer avant toute chose de retourner dans sa zone d’origine.</text:span></text:p>
      <text:p text:style-name="P71"/>
      <text:p text:style-name="P63">2.1.6. Modes de jeu</text:p>
      <text:p text:style-name="P85"><text:span text:style-name="T2"><text:tab/></text:span><text:span text:style-name="T3">-</text:span><text:span text:style-name="T14">Le mode campagne : </text:span></text:p>
      <text:p text:style-name="P82"><text:span text:style-name="T41"><text:tab/><text:tab/>- </text:span><text:span text:style-name="T45">Suite de niveau déjà paramétré</text:span><text:span text:style-name="T73">s</text:span></text:p>
      <text:p text:style-name="P72"><text:tab/><text:tab/>- On a <text:span text:style-name="T97">3</text:span> vie<text:span text:style-name="T100">s</text:span> en tout, le but et de faire le plus de niveau possible avec ces vies.</text:p>
      <text:p text:style-name="P83"><text:span text:style-name="T45"><text:tab/></text:span><text:span text:style-name="T41">-Le mode libre </text:span><text:span text:style-name="T48">où on peut </text:span><text:span text:style-name="T44">paramétrer :</text:span></text:p>
      <text:p text:style-name="P69"><text:tab/><text:tab/>- le nombre de fantôme, </text:p>
      <text:p text:style-name="P69"><text:tab/><text:tab/>- le ratio de super jetons,</text:p>
      <text:p text:style-name="P69"><text:tab/><text:tab/>- choisir la map</text:p>
      <text:p text:style-name="P69"><text:tab/><text:tab/>- choisir une map aléatoire.</text:p>
      <text:p text:style-name="P84"><text:span text:style-name="T42"><text:tab/>-</text:span><text:span text:style-name="T43">Le mode ou les fantômes attrape des pastilles et le joueur doit attraper les fantômes...</text:span></text:p>
      <text:p text:style-name="P95"/>
      <text:p text:style-name="P64">2.1.7. Gestion de l’apprentissage et aide</text:p>
      <text:p text:style-name="P70"><text:tab/>Décrivez le processus d’apprentissage du jeu ainsi que les aides mis à la disposition du joueur.</text:p>
      <text:p text:style-name="P65">2.1.8. Gestion de la durée de vie</text:p>
      <text:p text:style-name="P80"><text:span text:style-name="T49"><text:tab/></text:span><text:span text:style-name="T51">Le joueur aura fait le tour du jeu principal </text:span><text:span text:style-name="T52">au bout d’une petite dixaines de partie, c’est à dire vingt minutes. D’autres fonctionnalités, notamment la possibilité de créer ses propres parties, ou bien de jouer en multijoueur </text:span><text:span text:style-name="T53">pourrait bien rajouter plusieurs heures de jeu.</text:span></text:p>
      <text:p text:style-name="P80"><text:span text:style-name="T53"><text:tab/></text:span><text:span text:style-name="T54">Ces deux facteurs dépendent énormément de l’utilisateur.</text:span></text:p>
      <text:p text:style-name="P119">2.1.9. Gestion de la difficulté</text:p>
      <text:p text:style-name="P86"><text:soft-page-break/><text:span text:style-name="T3"><text:tab/></text:span><text:span text:style-name="T15">La difficulté du jeu pourra varier en fonction de :</text:span></text:p>
      <text:p text:style-name="P120">- La vitesse du PacMan par rapport à celles des fantômes.</text:p>
      <text:p text:style-name="P120">- Le temps de réaction des fantômes, </text:p>
      <text:p text:style-name="P120">- La qualité de l’IA</text:p>
      <text:p text:style-name="P86"><text:span text:style-name="T15">- La carte peut être plus compliquer à aborder, </text:span><text:span text:style-name="T16">et/ou plus grande</text:span><text:span text:style-name="T15">.</text:span></text:p>
      <text:p text:style-name="P81"><text:span text:style-name="T55"><text:tab/></text:span><text:span text:style-name="T57">Niveaux après niveaux</text:span><text:span text:style-name="T56">, </text:span><text:span text:style-name="T57">ces précedents paramètres joueront de plus en plus en la défaveur</text:span><text:span text:style-name="T56"> </text:span><text:span text:style-name="T57">du joueur</text:span><text:span text:style-name="T56">.</text:span></text:p>
      <text:p text:style-name="P46"/>
      <text:p text:style-name="P53"><text:span text:style-name="T41">2</text:span><text:span text:style-name="T2">.1.10. Modes Mono-joueur</text:span></text:p>
      <text:p text:style-name="P111">2.1.10.1. Vue générale</text:p>
      <text:p text:style-name="P112"/>
      <text:p text:style-name="P45"><text:span text:style-name="T2"><text:tab/></text:span><text:span text:style-name="T58">L</text:span><text:span text:style-name="T59">e mode mono-joueur </text:span><text:span text:style-name="T61">sera</text:span><text:span text:style-name="T59"> composé de </text:span><text:span text:style-name="T69">quatre</text:span><text:span text:style-name="T60"> principaux </text:span><text:span text:style-name="T61">mondes : «</text:span><text:span text:style-name="T69">Dojo</text:span><text:span text:style-name="T62">» qui sera le monde de découverte </text:span><text:span text:style-name="T65">en guise de pseudo-</text:span><text:span text:style-name="T62">didact</text:span><text:span text:style-name="T64">i</text:span><text:span text:style-name="T63">t</text:span><text:span text:style-name="T62">iel ; « </text:span><text:span text:style-name="T69">Spook</text:span><text:span text:style-name="T68"> », </text:span><text:span text:style-name="T69">le monde qui mettra en épreuve les mécaniques du jeu et tester les réflexes du joueur</text:span><text:span text:style-name="T68"> ; «</text:span><text:span text:style-name="T74">Gensou</text:span><text:span text:style-name="T69">»</text:span><text:span text:style-name="T68">  </text:span><text:span text:style-name="T69">qui </text:span><text:span text:style-name="T74">testera les compétences des joueurs les plus affûtés</text:span><text:span text:style-name="T68"> </text:span><text:span text:style-name="T66">; «</text:span><text:span text:style-name="T69">Supernova</text:span><text:span text:style-name="T66">», le monde </text:span><text:span text:style-name="T67">chaotique </text:span><text:span text:style-name="T66">où seul l’</text:span><text:span text:style-name="T69">élite d</text:span><text:span text:style-name="T66">es <text:s/>joueurs </text:span><text:span text:style-name="T69">hardis </text:span><text:span text:style-name="T66">de PacMan oseront s’y aventurer.</text:span></text:p>
      <text:p text:style-name="P44"><text:span text:style-name="T66"><text:tab/></text:span><text:span text:style-name="T71">Chacun de ces mondes sera composé de quatres niveaux.</text:span></text:p>
      <text:p text:style-name="P44"><text:span text:style-name="T2"><text:tab/></text:span><text:span text:style-name="T70">Pour débloquer un monde, il faut avoir réussi le précédent </text:span><text:span text:style-name="T72">et chaque monde sera de plus en plus compliqué.</text:span><text:span text:style-name="T70"> </text:span><text:span text:style-name="T71">Chaque monde sera composé de quatres niveaux</text:span></text:p>
      <text:p text:style-name="P112"/>
      <text:p text:style-name="P50">2.1.10.2. Histoire</text:p>
      <text:p text:style-name="P48"><text:tab/><text:span text:style-name="T98">L’histoire se déroule dans un monde appelé Macpan. Notre héros, Pacman, se fait piquer son Spéculoos par Lich lors de la récré, qui est un mafieux habitant du royaume « Gensou ». </text:span></text:p>
      <text:p text:style-name="P113"><text:tab/>Pacman décide alors de le poursuivre et reprendre son goûter pour pouvoir revenir en classe. Il devra affronter les nombreux sbires de Lich qui terrorisent les pauvres étudiants dans différents royaumes. </text:p>
      <text:p text:style-name="P47"/>
      <text:p text:style-name="P51">2.1.10.3. Les Objets de quête ou Objectifs</text:p>
      <text:p text:style-name="P48"><text:tab/><text:span text:style-name="T99">L’objectif principal sera de finir chaque monde pour passer au suivant. Pour cela, il faudra saisir tous les fruits de base éparpillés dans la map du jeu.</text:span></text:p>
      <text:p text:style-name="P48"/>
      <text:p text:style-name="P48">2.1.10.4. Conditions de victoire et d’échec</text:p>
      <text:p text:style-name="P48"><text:soft-page-break/><text:tab/><text:span text:style-name="T99">Une partie est gagnée lorsque le joueur saisit au moins tous les fruits de base, et le monde est acquis lorsque le joueur finit les 5 parties (maps) qui le définissent. Lorsque tous les mondes sont acquis, le jeu est considéré gagné et donc terminé.</text:span></text:p>
      <text:p text:style-name="P48"><text:tab/><text:span text:style-name="T99">Lorsque le joueur perd une vie, il devra rejouer la même map où il a été vaincu. S’il perd toutes ses vies, il est alors ‘mort’ et devra rejouer depuis le début du jeu.</text:span></text:p>
      <text:p text:style-name="P48"/>
      <text:p text:style-name="P49">2.1.10.5. Sauver et Recharger</text:p>
      <text:p text:style-name="P49">Possibilité de charger/sauver à n’importe quel moment, ou à certains moment bien précis, ou pas du tout.</text:p>
      <text:p text:style-name="P49">2.1.10.6. PausePossibilité de mettre en pause le jeu et options éventuelles.</text:p>
      <text:p text:style-name="P89">2.1.10.7.<text:tab/>PersonnalisationDécrivez comment chaque joueur se verra offrir la possibilité de personnaliser son expérience de jeu. Par</text:p>
      <text:p text:style-name="P100">exemple, créer ses unités, son personnage ou son véhicule, voir son niveau, son univers de jeu.2.1.10.8. Options de jeuDécrivez les différentes options de jeu, mise à la disposition de l’utilisateur.Par exemple, le réglage des commandes, du son, etc2.1.11. Modes Multijoueurs2.1.11.1. Vue généraleDécrivez ici le mode multi-joueur dans toute sa généralité. En particulier, ses liens avec le mode mono-joueur et les extensions qu’il propose, en dehors évidemment du fait de jouer à plusieurs.2.1.11.2. Les Objets de quête ou ObjectifsDécrivez les objets de quête de votre jeu ou autrement dit, les objectifs à atteindre par le joueur.2.1.11.3. Conditions de victoire et d’échecQuand une partie en mode mono-joueur est-elleterminée ? Comment le joueur sait-il s’il a gagné ou perdu ?2.1.11.4. Sauver et RechargerPossibilité de charger/sauver à n’importe quel moment,</text:p>
      <text:p text:style-name="P100">ou à certains moment bien précis, ou pas du tout.2.1.11.5. PausePossibilité de mettre en pause le jeu et options éventuelles.2.1.11.6. PersistanceVotre monde est-il persistant ou lié à une partie temporaire ? Décrivez ce paragraphe de manière fonctionnelle, les solutions techniques viendront après.2.1.11.7. Nombre de joueursCombien de joueurs pourront participer en même temps, avoir de comptes au total ? Une estimation de la volumétrie à traiter, utile pour dimensionner le développement.2.1.11.8. PersonnalisationDécrivez comment chaque joueur se verra offrir la possibilité de personnaliser son expérience de jeu. Par exemple, créer ses unités, son personnage ou son véhicule, voir son niveau, son univers de jeu.2.1.11.9. Mode écran diviséMulti-Joueur ne rime pas forcément avec plusieurs machines, un réseau, Internet. Si votre jeu se joue à plusieurs sur un même écran, décrivez alors le mode de</text:p>
      <text:p text:style-name="P100">fonctionnement desparties. Comment l’écran est splité, comment les informations sont organisées à l’écran, etc.2.1.11.10. Options de jeuDécrivez les <text:soft-page-break/>différentes options de jeu, mise à la disposition de l’utilisateur.Par exemple, le réglage des commandes, du son, etc.</text:p>
      <text:p text:style-name="P54"/>
      <text:p text:style-name="P17">2.2. Level Design</text:p>
      <text:p text:style-name="P22">2.2.1. Diagramme des niveaux</text:p>
      <text:p text:style-name="P25"/>
      <table:table table:name="Tableau1" table:style-name="Tableau1">
        <table:table-column table:style-name="Tableau1.A"/>
        <table:table-column table:style-name="Tableau1.B" table:number-columns-repeated="2"/>
        <table:table-column table:style-name="Tableau1.D" table:number-columns-repeated="2"/>
        <table:table-column table:style-name="Tableau1.B"/>
        <table:table-column table:style-name="Tableau1.D"/>
        <table:table-column table:style-name="Tableau1.H"/>
        <table:table-row>
          <table:table-cell table:style-name="Tableau1.A1" office:value-type="string">
            <text:p text:style-name="P56"> </text:p>
            <text:p text:style-name="P55"/>
          </table:table-cell>
          <table:table-cell table:style-name="Tableau1.B1" table:number-columns-spanned="4" office:value-type="string">
            <text:p text:style-name="P56"><text:span text:style-name="Strong_20_Emphasis"><text:span text:style-name="T75">PAC-MAN SPEED</text:span></text:span></text:p>
          </table:table-cell>
          <table:covered-table-cell/>
          <table:covered-table-cell/>
          <table:covered-table-cell/>
          <table:table-cell table:style-name="Tableau1.F1" table:number-columns-spanned="3" office:value-type="string">
            <text:p text:style-name="P56"><text:span text:style-name="Strong_20_Emphasis"><text:span text:style-name="T75">GHOST SPEED</text:span></text:span></text:p>
          </table:table-cell>
          <table:covered-table-cell/>
          <table:covered-table-cell/>
        </table:table-row>
        <table:table-row>
          <table:table-cell table:style-name="Tableau1.A2" office:value-type="string">
            <text:p text:style-name="P56"><text:span text:style-name="Strong_20_Emphasis"><text:span text:style-name="T75">LEVEL</text:span></text:span></text:p>
          </table:table-cell>
          <table:table-cell table:style-name="Tableau1.B2" office:value-type="string">
            <text:p text:style-name="P56"><text:span text:style-name="Strong_20_Emphasis"><text:span text:style-name="T75">NORM</text:span></text:span></text:p>
          </table:table-cell>
          <table:table-cell table:style-name="Tableau1.B2" office:value-type="string">
            <text:p text:style-name="P56"><text:span text:style-name="Strong_20_Emphasis"><text:span text:style-name="T75">NORM DOTS</text:span></text:span></text:p>
          </table:table-cell>
          <table:table-cell table:style-name="Tableau1.B2" office:value-type="string">
            <text:p text:style-name="P56"><text:span text:style-name="Strong_20_Emphasis"><text:span text:style-name="T75">FRIGHT</text:span></text:span></text:p>
          </table:table-cell>
          <table:table-cell table:style-name="Tableau1.B2" office:value-type="string">
            <text:p text:style-name="P56"><text:span text:style-name="Strong_20_Emphasis"><text:span text:style-name="T75">FRIGHT DOTS</text:span></text:span></text:p>
          </table:table-cell>
          <table:table-cell table:style-name="Tableau1.B2" office:value-type="string">
            <text:p text:style-name="P56"><text:span text:style-name="Strong_20_Emphasis"><text:span text:style-name="T75">NORM</text:span></text:span></text:p>
          </table:table-cell>
          <table:table-cell table:style-name="Tableau1.B2" office:value-type="string">
            <text:p text:style-name="P56"><text:span text:style-name="Strong_20_Emphasis"><text:span text:style-name="T75">FRIGHT</text:span></text:span></text:p>
          </table:table-cell>
          <table:table-cell table:style-name="Tableau1.B2" office:value-type="string">
            <text:p text:style-name="P56"><text:span text:style-name="Strong_20_Emphasis"><text:span text:style-name="T75">TUNNEL</text:span></text:span></text:p>
          </table:table-cell>
        </table:table-row>
        <table:table-row>
          <table:table-cell table:style-name="Tableau1.A3" office:value-type="string">
            <text:p text:style-name="P56">1</text:p>
          </table:table-cell>
          <table:table-cell table:style-name="Tableau1.B3" office:value-type="string">
            <text:p text:style-name="P56">80%</text:p>
          </table:table-cell>
          <table:table-cell table:style-name="Tableau1.C3" office:value-type="string">
            <text:p text:style-name="P56">71%</text:p>
          </table:table-cell>
          <table:table-cell table:style-name="Tableau1.D3" office:value-type="string">
            <text:p text:style-name="P56">90%</text:p>
          </table:table-cell>
          <table:table-cell table:style-name="Tableau1.E3" office:value-type="string">
            <text:p text:style-name="P56">79%</text:p>
          </table:table-cell>
          <table:table-cell table:style-name="Tableau1.F3" office:value-type="string">
            <text:p text:style-name="P56">75%</text:p>
          </table:table-cell>
          <table:table-cell table:style-name="Tableau1.G3" office:value-type="string">
            <text:p text:style-name="P56">50%</text:p>
          </table:table-cell>
          <table:table-cell table:style-name="Tableau1.H3" office:value-type="string">
            <text:p text:style-name="P56">40%</text:p>
          </table:table-cell>
        </table:table-row>
        <table:table-row>
          <table:table-cell table:style-name="Tableau1.A4" office:value-type="string">
            <text:p text:style-name="P56">2 - 4</text:p>
          </table:table-cell>
          <table:table-cell table:style-name="Tableau1.B4" office:value-type="string">
            <text:p text:style-name="P56">90%</text:p>
          </table:table-cell>
          <table:table-cell table:style-name="Tableau1.C4" office:value-type="string">
            <text:p text:style-name="P56">79%</text:p>
          </table:table-cell>
          <table:table-cell table:style-name="Tableau1.D4" office:value-type="string">
            <text:p text:style-name="P56">95%</text:p>
          </table:table-cell>
          <table:table-cell table:style-name="Tableau1.E4" office:value-type="string">
            <text:p text:style-name="P56">83%</text:p>
          </table:table-cell>
          <table:table-cell table:style-name="Tableau1.F4" office:value-type="string">
            <text:p text:style-name="P56">85%</text:p>
          </table:table-cell>
          <table:table-cell table:style-name="Tableau1.G4" office:value-type="string">
            <text:p text:style-name="P56">55%</text:p>
          </table:table-cell>
          <table:table-cell table:style-name="Tableau1.H4" office:value-type="string">
            <text:p text:style-name="P56">45%</text:p>
          </table:table-cell>
        </table:table-row>
        <table:table-row>
          <table:table-cell table:style-name="Tableau1.A5" office:value-type="string">
            <text:p text:style-name="P56">5 - 20</text:p>
          </table:table-cell>
          <table:table-cell table:style-name="Tableau1.B5" office:value-type="string">
            <text:p text:style-name="P56">100%</text:p>
          </table:table-cell>
          <table:table-cell table:style-name="Tableau1.C5" office:value-type="string">
            <text:p text:style-name="P56">87%</text:p>
          </table:table-cell>
          <table:table-cell table:style-name="Tableau1.D5" office:value-type="string">
            <text:p text:style-name="P56">100%</text:p>
          </table:table-cell>
          <table:table-cell table:style-name="Tableau1.E5" office:value-type="string">
            <text:p text:style-name="P56">87%</text:p>
          </table:table-cell>
          <table:table-cell table:style-name="Tableau1.F5" office:value-type="string">
            <text:p text:style-name="P56">95%</text:p>
          </table:table-cell>
          <table:table-cell table:style-name="Tableau1.G5" office:value-type="string">
            <text:p text:style-name="P56">60%</text:p>
          </table:table-cell>
          <table:table-cell table:style-name="Tableau1.H5" office:value-type="string">
            <text:p text:style-name="P56">50%</text:p>
          </table:table-cell>
        </table:table-row>
        <table:table-row>
          <table:table-cell table:style-name="Tableau1.A6" office:value-type="string">
            <text:p text:style-name="P56">21+</text:p>
          </table:table-cell>
          <table:table-cell table:style-name="Tableau1.B6" office:value-type="string">
            <text:p text:style-name="P56">90%</text:p>
          </table:table-cell>
          <table:table-cell table:style-name="Tableau1.C6" office:value-type="string">
            <text:p text:style-name="P56">79%</text:p>
          </table:table-cell>
          <table:table-cell table:style-name="Tableau1.D6" office:value-type="string">
            <text:p text:style-name="P56">-</text:p>
          </table:table-cell>
          <table:table-cell table:style-name="Tableau1.E6" office:value-type="string">
            <text:p text:style-name="P56">-</text:p>
          </table:table-cell>
          <table:table-cell table:style-name="Tableau1.F6" office:value-type="string">
            <text:p text:style-name="P56">95%</text:p>
          </table:table-cell>
          <table:table-cell table:style-name="Tableau1.G6" office:value-type="string">
            <text:p text:style-name="P56">-</text:p>
          </table:table-cell>
          <table:table-cell table:style-name="Tableau1.H6" office:value-type="string">
            <text:p text:style-name="P56">50%</text:p>
          </table:table-cell>
        </table:table-row>
      </table:table>
      <text:p text:style-name="P25"/>
      <text:p text:style-name="P21">2.2.2. Chemin critique par niveau</text:p>
      <text:p text:style-name="P24"><text:tab/><text:span text:style-name="T80">L’objectif de bouclage d’un niveau est toujours le même : </text:span><text:span text:style-name="T81">manger toutes les pastilles semées sur l’ensemble du parcours.</text:span></text:p>
      <text:p text:style-name="P21">2.2.3. Tableau des actifs</text:p>
      <text:p text:style-name="P23"/>
      <table:table table:name="Tableau2" table:style-name="Tableau2">
        <table:table-column table:style-name="Tableau2.A" table:number-columns-repeated="3"/>
        <table:table-column table:style-name="Tableau2.D" table:number-columns-repeated="5"/>
        <table:table-row>
          <table:table-cell table:style-name="Tableau2.A1" table:number-rows-spanned="2" office:value-type="string">
            <text:p text:style-name="P56"><text:span text:style-name="Strong_20_Emphasis"><text:span text:style-name="T88">LEVEL</text:span></text:span></text:p>
          </table:table-cell>
          <table:table-cell table:style-name="Tableau2.A1" table:number-columns-spanned="2" office:value-type="string">
            <text:p text:style-name="P57">Pastilles</text:p>
          </table:table-cell>
          <table:covered-table-cell/>
          <table:table-cell table:style-name="Tableau2.A1" table:number-rows-spanned="2" office:value-type="string">
            <text:p text:style-name="P57">Fruits</text:p>
          </table:table-cell>
          <table:table-cell table:style-name="Tableau2.E1" table:number-columns-spanned="4" office:value-type="string">
            <text:p text:style-name="P57">Fantôme</text:p>
            <text:p text:style-name="P57">* <text:span text:style-name="T89">nb présent / nb renaissances autorisées</text:span></text:p>
          </table:table-cell>
          <table:covered-table-cell/>
          <table:covered-table-cell/>
          <table:covered-table-cell/>
        </table:table-row>
        <table:table-row>
          <table:covered-table-cell/>
          <table:table-cell table:style-name="Tableau2.B2" office:value-type="string">
            <text:p text:style-name="P58">basiques</text:p>
          </table:table-cell>
          <table:table-cell table:style-name="Tableau2.B2" office:value-type="string">
            <text:p text:style-name="P58">super-pouvoirs</text:p>
          </table:table-cell>
          <table:covered-table-cell/>
          <table:table-cell table:style-name="Tableau2.B2" office:value-type="string">
            <text:p text:style-name="P58">La brute</text:p>
          </table:table-cell>
          <table:table-cell table:style-name="Tableau2.B2" office:value-type="string">
            <text:p text:style-name="P58">Le sournois</text:p>
          </table:table-cell>
          <table:table-cell table:style-name="Tableau2.B2" office:value-type="string">
            <text:p text:style-name="P58">Le mulet</text:p>
          </table:table-cell>
          <table:table-cell table:style-name="Tableau2.H2" office:value-type="string">
            <text:p text:style-name="P58">L’idiot</text:p>
          </table:table-cell>
        </table:table-row>
        <table:table-row>
          <table:table-cell table:style-name="Tableau2.A3" office:value-type="string">
            <text:p text:style-name="P56">1</text:p>
          </table:table-cell>
          <table:table-cell table:style-name="Tableau2.A3" office:value-type="string">
            <text:p text:style-name="P58">80</text:p>
          </table:table-cell>
          <table:table-cell table:style-name="Tableau2.A3" office:value-type="string">
            <text:p text:style-name="P58">2</text:p>
          </table:table-cell>
          <table:table-cell table:style-name="Tableau2.A3" office:value-type="string">
            <text:p text:style-name="P58">0</text:p>
          </table:table-cell>
          <table:table-cell table:style-name="Tableau2.A3" office:value-type="string">
            <text:p text:style-name="P58">1/5</text:p>
          </table:table-cell>
          <table:table-cell table:style-name="Tableau2.A3" office:value-type="string">
            <text:p text:style-name="P58">1/5</text:p>
          </table:table-cell>
          <table:table-cell table:style-name="Tableau2.A3" office:value-type="string">
            <text:p text:style-name="P58">1/5</text:p>
          </table:table-cell>
          <table:table-cell table:style-name="Tableau2.H3" office:value-type="string">
            <text:p text:style-name="P58">1/5</text:p>
          </table:table-cell>
        </table:table-row>
        <table:table-row>
          <table:table-cell table:style-name="Tableau2.A3" office:value-type="string">
            <text:p text:style-name="P56">2 - 4</text:p>
          </table:table-cell>
          <table:table-cell table:style-name="Tableau2.A3" office:value-type="string">
            <text:p text:style-name="P58">80</text:p>
          </table:table-cell>
          <table:table-cell table:style-name="Tableau2.A3" office:value-type="string">
            <text:p text:style-name="P58">2</text:p>
          </table:table-cell>
          <table:table-cell table:style-name="Tableau2.A3" office:value-type="string">
            <text:p text:style-name="P58">1</text:p>
          </table:table-cell>
          <table:table-cell table:style-name="Tableau2.A3" office:value-type="string">
            <text:p text:style-name="P58">1/5</text:p>
          </table:table-cell>
          <table:table-cell table:style-name="Tableau2.A3" office:value-type="string">
            <text:p text:style-name="P58">1/5</text:p>
          </table:table-cell>
          <table:table-cell table:style-name="Tableau2.A3" office:value-type="string">
            <text:p text:style-name="P58">1/5</text:p>
          </table:table-cell>
          <table:table-cell table:style-name="Tableau2.H3" office:value-type="string">
            <text:p text:style-name="P58">1/5</text:p>
          </table:table-cell>
        </table:table-row>
        <table:table-row>
          <table:table-cell table:style-name="Tableau2.A3" office:value-type="string">
            <text:p text:style-name="P56">5 - 20</text:p>
          </table:table-cell>
          <table:table-cell table:style-name="Tableau2.A3" office:value-type="string">
            <text:p text:style-name="P58">80</text:p>
          </table:table-cell>
          <table:table-cell table:style-name="Tableau2.A3" office:value-type="string">
            <text:p text:style-name="P58">3</text:p>
          </table:table-cell>
          <table:table-cell table:style-name="Tableau2.A3" office:value-type="string">
            <text:p text:style-name="P58">3</text:p>
          </table:table-cell>
          <table:table-cell table:style-name="Tableau2.A3" office:value-type="string">
            <text:p text:style-name="P58">2/3</text:p>
          </table:table-cell>
          <table:table-cell table:style-name="Tableau2.A3" office:value-type="string">
            <text:p text:style-name="P58">2/3</text:p>
          </table:table-cell>
          <table:table-cell table:style-name="Tableau2.A3" office:value-type="string">
            <text:p text:style-name="P58">2/3</text:p>
          </table:table-cell>
          <table:table-cell table:style-name="Tableau2.H3" office:value-type="string">
            <text:p text:style-name="P58">2/3</text:p>
          </table:table-cell>
        </table:table-row>
        <table:table-row>
          <table:table-cell table:style-name="Tableau2.A6" office:value-type="string">
            <text:p text:style-name="P56">21+</text:p>
          </table:table-cell>
          <table:table-cell table:style-name="Tableau2.A6" office:value-type="string">
            <text:p text:style-name="P58">80</text:p>
          </table:table-cell>
          <table:table-cell table:style-name="Tableau2.A6" office:value-type="string">
            <text:p text:style-name="P58">4</text:p>
          </table:table-cell>
          <table:table-cell table:style-name="Tableau2.A6" office:value-type="string">
            <text:p text:style-name="P58">3</text:p>
          </table:table-cell>
          <table:table-cell table:style-name="Tableau2.A6" office:value-type="string">
            <text:p text:style-name="P58">2/3</text:p>
          </table:table-cell>
          <table:table-cell table:style-name="Tableau2.A6" office:value-type="string">
            <text:p text:style-name="P58">2/3</text:p>
          </table:table-cell>
          <table:table-cell table:style-name="Tableau2.A6" office:value-type="string">
            <text:p text:style-name="P58">2/3</text:p>
          </table:table-cell>
          <table:table-cell table:style-name="Tableau2.H6" office:value-type="string">
            <text:p text:style-name="P58">2/3</text:p>
          </table:table-cell>
        </table:table-row>
      </table:table>
      <text:p text:style-name="P25"/>
      <text:p text:style-name="P21"/>
      <text:p text:style-name="P21"><text:soft-page-break/>2.2.4. Eléments du décor génériques</text:p>
      <text:p text:style-name="P10"><text:tab/>Le décor comprend les éléments suivants :</text:p>
      <text:list xml:id="list1790914759" text:style-name="L2">
        <text:list-item>
          <text:p text:style-name="P109">pastille : ce sont les éléments que doit manger le héro. Il doit manger toutes les pastilles pour finir un niveau. L’ingestion de pastilles lui apporte des points</text:p>
        </text:list-item>
        <text:list-item>
          <text:p text:style-name="P109">super-pastille : ce sont les éléments qui permettent au héro de passer du mode poursuivi au mode poursuivant. L’ingestion de l’une des 4 super-pastilles lui apporte des points et met les fantômes en mode « frigthened » ;</text:p>
        </text:list-item>
        <text:list-item>
          <text:p text:style-name="P109">fruit : ce sont des éléments dont l’ingestion apporte des points et rend temporairement transparent le héro : les fantômes peuvent le toucher et le traverser sans qu’il meurt ;</text:p>
        </text:list-item>
        <text:list-item>
          <text:p text:style-name="P109">mur : ce sont les obstacles délimitant le plateau de jeu. Aucun acteur ne peut les traverser ;</text:p>
        </text:list-item>
        <text:list-item>
          <text:p text:style-name="P109">sortie : an nombre de 2 et placée à l’extrême gauche et droite du labyrinthe, elles permettent de passer au côté opposé sans avoir à traverser le labyrinthe ;</text:p>
        </text:list-item>
        <text:list-item>
          <text:p text:style-name="P109">allée de parcours : c’est l’élément porteur des éléments ingérables. <text:span text:style-name="T87">Il est parcouru par les fantômes et le héro.</text:span></text:p>
        </text:list-item>
      </text:list>
      <text:p text:style-name="P21">2.2.5. Eléments du décor uniques</text:p>
      <text:p text:style-name="P11"><text:tab/>Le décor comprend les éléments suivants en exemplaire unique :</text:p>
      <text:list xml:id="list3491873906" text:style-name="L3">
        <text:list-item>
          <text:p text:style-name="P110">la prison : <text:span text:style-name="T87">c’est le lieu de départ de certains fantômes et le lieu de régénération des fantômes mangés par le héro. Ce lieu n’est accessible qu’en sortie par les fantômes.</text:span></text:p>
        </text:list-item>
      </text:list>
      <text:p text:style-name="P21">2.2.6. Blindages</text:p>
      <text:p text:style-name="P101"><text:span text:style-name="T87"><text:tab/></text:span><text:span text:style-name="T82">Pour finir un niveau, le joueur doit faire disparaître toutes les pastilles de l’allée de parcours.</text:span></text:p>
      <text:p text:style-name="P101"/>
      <text:p text:style-name="P102">2.2.7. Plans par niveau</text:p>
      <text:p text:style-name="P102"><text:tab/>Sous la forme d’un dessin schématique, vous devez représenter chaque niveau, l’emplacement des éléments, des entités, des objets, des blindages, etc.</text:p>
      <text:p text:style-name="P102"><text:soft-page-break/>2.3. Moteur du jeu2.3.1. Vue généraleDonnez une vue générale de comment votre jeu sera rendu à l’écran, mais sans aller dans les détails, les paragraphes suivants sont là pour çà.2.3.2. Moteurs de rendu</text:p>
      <text:p text:style-name="P100">Décrivez quel type de moteur de rendu 2D/3D sera utilisé : réaliste, cellshading ? Plutôt 2D, 3D ? Plusieurs sections pourront être rédigées si plusieurs moteurs de rendu sont utilisés.Par exemple :· Moteur 1 : rendu de l’eau· Moteur 2 : rendu des collisionsEtc.2.3.3. CamérasDécrivez le fonctionnement de la caméra.Dans ce paragraphe, non seulement vous devez décrire la vue ou les vues du jeu (vue subjective,3ème personne, etc.) mais aussi ajouter dans des sections distinctes, certaines particularités ou spécificités de mise en scène de votre jeu si nécessaire.Manièreinnovante et permet de traiter tant de collisions par secondes...2.3.4. Lumières et OmbresDécrivez le modèle d’éclairage que vous allez implanter et détailler dans la suite.</text:p>
      <text:p text:style-name="P100">Est-ce tu temps réel ou du précalculé ?Est-ce que vous gérer la réflexion, la réfraction, etc. ?2.3.5. Effets SpéciauxDécrire les différents effets spéciaux que vous voulez inclure dans le jeu.2.3.6. Gestion du sonDécrire la gestion du son dans le jeu vidéo.2.3.7. Gestion physiqueDécrire la gestion physique de votre jeu : détection, collisions, etc.2.3.8. MultijoueursQuelle est la structure adoptée ? Par exemple, client-serveur, Peer to Peer, hébergés chez un des joueurs ou sur une ferme de serveurs, plusieurs serveurs sur une même machine ou non, etc.Comment le jeu fonctionnera en réseau. Un mode multi-joueurs peut être limité à 2 joueurs sur une même machine ou peut impliquer un réseau local, voire des milliers de machines en réseau Peer to Peer à travers Internet.</text:p>
      <text:p text:style-name="P94">2.3.9.<text:tab/>Support multilanguesDécrire les langues supportées et le moteur de gestion multilangues…</text:p>
      <text:p text:style-name="P46"/>
      <text:p text:style-name="P46"/>
      <text:p text:style-name="P100">3 – INTERFACE UTILISATEUR</text:p>
      <text:p text:style-name="P46"/>
      <text:p text:style-name="P97">3.1.<text:tab/>Vue généralePrésentez ici une vue générale de votre interface, comme d’habitude, détaillez ensuite dans des sections séparées.3.2. Graphe des fluxPrésentez ici une vue générale et schématique des différents écrans de votre interface utilisateur. Avec un outil comme VISIO (ou autre outil similaire), vous pouvez faire un schéma global qui montre les différents écrans à produire et leur enchaînement interactif.Cela revient à traduire le système de navigation au sein de votre application.3.3. Les procédures fonctionnellesDécrire pour chaque écran d’interface, les actions d’utilisateur possibles et les résultats attendus.3.4. Les objets de l’interface GUI (Graphical User Interface)</text:p>
      <text:p text:style-name="P100">Décrire les éléments de votre interface et leurs actions : boutons, menus, icônes, etc.Décrire également un écran type de jeu, éventuellement les écrans de jeu <text:soft-page-break/>secondaires.3.5. Les périphériques de contrôleDécrire les périphériques utiles pour jouer, l’agencement des commandes de base, mais aussi des commandes combinées.</text:p>
      <text:p text:style-name="P46"/>
      <text:p text:style-name="P103"><text:span text:style-name="T2">4 – EDITEURS </text:span><text:span text:style-name="T17">(UNIVERS ET ENTITES)</text:span></text:p>
      <text:p text:style-name="P46"/>
      <text:p text:style-name="P100">Décrire les grandes lignes des éditeurs qui seront utilisés pour concevoir le jeu et peut-être fournis aux joueurs pour qu’ils puissent personnaliser divers éléments de l’univers de jeu : éditeurs de niveaux, de personnages, de véhicules, etc. Mais vous devez aussi préciser si l’utilisateur aura la possibilité de télécharger via Internet, des éléments complémentaires pour enrichir son expérience vidéo ludique.Remarque : il est très important de réaliser que concevoir un jeu ne peut se faire sans concevoir des outils d’éditions permettant de développer l’univers. Cette partie est donc fondamentale et il est même recommandé, pour chaque éditeur, de rédiger un sous paragraphe.</text:p>
      <text:p text:style-name="P46"/>
      <text:p text:style-name="P117">5. L’univers du jeu</text:p>
      <text:p text:style-name="P33">5.1. Vue générale </text:p>
      <text:p text:style-name="P28"><text:tab/><text:span text:style-name="T80">Vous incarnez Pac-Man, un personnage rond et jaune dévorant les fruits sur son passage. Votre unique but est d'avaler l'intégralité des fruits ou pac-gommes disséminées dans les couloirs du labyrinthe où vous apparaissez.</text:span></text:p>
      <text:p text:style-name="P26"><text:tab/>Mais, des fantômes, entités maléfiques rodant au cœur du labyrinthe vous traquerons sans relâche.</text:p>
      <text:p text:style-name="P26"><text:tab/>Ils sont au nombre de quatre et poss<text:span text:style-name="T93">è</text:span>dent chacun leur propre personnalité et façon d’agir.</text:p>
      <text:p text:style-name="P26"><text:tab/>Au moindre contact avec ces créatures, vous perdrez une vie.</text:p>
      <text:p text:style-name="P30">5.2. Endroits – Lieux</text:p>
      <text:p text:style-name="P29"><text:tab/><text:span text:style-name="T80">De nombreux niveaux sous la forme de labyrinthes de murs colorés sur fond noir</text:span></text:p>
      <text:p text:style-name="P31">5.3. Voyage </text:p>
      <text:p text:style-name="P26"><text:tab/>Après avoir avaler toutes les pac-gommes présentes dans le labyrinthe, Pac-Man aura accès au niveau suivant d’une difficulté grandissante, car il se déplacera de moins en moins vite.</text:p>
      <text:p text:style-name="P26"><text:tab/>Le but du jeu est ainsi de traverser tous les niveaux et établir le meilleur score possible. </text:p>
      <text:p text:style-name="P30">5.4. Echelle</text:p>
      <text:p text:style-name="P26"><text:tab/>Un labyrinthe 2D avec une vue de dessus globale du niveau.</text:p>
      <text:p text:style-name="P34"/>
      <text:p text:style-name="P34"/>
      <text:p text:style-name="P34"/>
      <text:p text:style-name="P34"/>
      <text:p text:style-name="P34"><text:soft-page-break/>5. L’univers du jeu</text:p>
      <text:p text:style-name="P30">6.1. Vue générale</text:p>
      <text:p text:style-name="P30">6.2. Les entités jouables</text:p>
      <text:p text:style-name="P26"><text:tab/>Pac-Man contrôlé par l’utilisateur (par des instructions Haut, Bas, Gauche, Droite), est une boule jaune ouvrant et refermant sa bouche frénétiquement, disposant de plusieurs vies lui permettant de survivre aux attaques des fantômes.</text:p>
      <text:p text:style-name="P26"><text:tab/>Il mangera les pac-gommes qu’il rencontrera.</text:p>
      <text:p text:style-name="P30">6.3. Les entités non jouables</text:p>
      <text:p text:style-name="P26"><text:tab/>Quatre fantômes de couleurs :</text:p>
      <text:p text:style-name="P26"><text:tab/>Le fantôme bleu, Bashful, est le moins dangereux de tous.</text:p>
      <text:p text:style-name="P26"><text:tab/>Timide est craintif, il s'enfuira dès que vous vous approcherez d'une super pac-gomme, dont nous décrirons les effets un peu plus tard.</text:p>
      <text:p text:style-name="P26"><text:tab/>Pokey, le fantôme orange, rodera imprévisiblement le long des couloirs sans tenir compte de votre position. </text:p>
      <text:p text:style-name="P26"><text:tab/>Speedy, le fantôme rose, est très rapide et tentera d'anticiper vos déplacements afin de vous couper la route.</text:p>
      <text:p text:style-name="P26"><text:tab/>Enfin, le fantôme rouge nommé Shadow vous suivra en permanence. Attention, donc, à ne pas perdre une seconde ou il vous rattrapera.</text:p>
      <text:p text:style-name="P30">6.4. Les objets</text:p>
      <text:p text:style-name="P39"><text:tab/>Les pac-gommes sont représentés par de petits points au sol, Pac-Man devra tous les avaler afin compléter un niveau. Mais il sera ralenti lors de leur consommation.</text:p>
      <text:p text:style-name="P39"><text:tab/>Les super pac-gommes rendent les fantômes vulnérables pendant une courte période au cours de laquelle Pac-Man peut les manger.</text:p>
      <text:p text:style-name="P39"><text:tab/>Différents fruits seront disséminés dans certains niveaux, ceux-ci rapportent des points qui sont propres à chaque type de fruits.</text:p>
      <text:p text:style-name="P30"/>
      <text:p text:style-name="P30"><text:soft-page-break/>6.7. Les évolutions des différentes entités</text:p>
      <text:p text:style-name="P26"><text:tab/>À la suite de la consommation d’une super pac-gomme, <text:span text:style-name="T92">les fantômes deviennent alors bleus et affichent une expression de peur signalée par des petits yeux et une bouche en ligne cassée et quand un fantôme se fait manger.</text:span></text:p>
      <text:p text:style-name="P30">6.8. Orientation et les Déplacements</text:p>
      <text:p text:style-name="P26"><text:tab/>Les entités ont chacune une position de départ définie à chaque début de niveau avant qu’il ne se lance.</text:p>
      <text:p text:style-name="P26"><text:tab/>Les entités peuvent se déplacer latéralement et horizontalement.</text:p>
      <text:p text:style-name="P26"><text:tab/>L’orientation correspondra à la direction choisit par le personnage à l’instant donné.</text:p>
      <text:p text:style-name="P30">6.9. Interactions inter-entités et entités univers</text:p>
      <text:p text:style-name="P26"><text:tab/>Toutes les entités sont contraintes par les murs à se déplacer le long des couloirs du labyrinthe.</text:p>
      <text:p text:style-name="P26"><text:tab/>Quand une entité sort d’un côté de l’écran (en se déplaçant) elle réappara<text:span text:style-name="T94">î</text:span>t de manière continue du côté opposé.</text:p>
      <text:p text:style-name="P26"><text:tab/>Pac-Man peut manger les fantômes quand une super pac-gomme est active, <text:span text:style-name="T95">le fantôme retourne dans la salle centrale du labyrinthe ou il retrouvera sa forme initiale.</text:span></text:p>
      <text:p text:style-name="P26"><text:tab/>Dans tout autre contexte, si Pac-Man rentre en collision <text:bookmark text:name="_GoBack1"/>avec un fantome, il perdra une vie.</text:p>
      <text:p text:style-name="P26"><text:tab/>Si Pac-Man n’a plus de vie, game-over, la partie est perdu.</text:p>
      <text:p text:style-name="P104"/>
      <text:p text:style-name="P104"/>
      <text:p text:style-name="P104">HISTOIRE</text:p>
      <text:p text:style-name="P52"/>
      <text:p text:style-name="P98">7.1.<text:tab/>SynopsisEn quelques lignes, décrivez le scénario ou du moins la trame, l’intrigue de votre jeu.Mettez l’accent sur l’approche originale ou innovante que vous faites.7.2. Découpage interactif du scénario, dialoguesIl y a différentes façons de faire. En voici une.Votre scénario, doit être découpé en chapitres et les chapitres en sous-chapitres, etc.Le <text:soft-page-break/>but c’est de pouvoir articuler votre scénario ou l’histoire qui sert de fil directeur, avec l’enchaînement des niveaux, au sein de l’univers de jeu.Par exemple, vous pouvez lister les différents niveaux de jeu et mettre en parallèle les parties du scénario qui seront traitées au sein de chaque niveau...Idem pour les dialogues…</text:p>
      <text:p text:style-name="P104">Puis, si vous avez des séquences vidéo (FMV ou Full Motion Video en anglais), alors préciser également les parties du scénario et dialogues qui seront incluses...Encore une fois l’objectif final, c’est de situer le scénario et les dialogues dans le déroulement du jeu.7.3. Références et clins d’œilDécrire les références directes ou indirectes, ainsi que les clins d’œils éventuels.</text:p>
      <text:p text:style-name="P52"/>
      <text:p text:style-name="P105">8. Choix artistique : Graphi<text:span text:style-name="T96">s</text:span>me et Animation</text:p>
      <text:p text:style-name="P32">8.1. Vue générale et objectifs </text:p>
      <text:p text:style-name="P27"><text:tab/>Pour le graphisme, on s’est mis d’accord sur le modèle classique du jeu Pac-Man sorti en 1980 avec la possibilité d’introduire de nouvelles palettes de couleurs.</text:p>
      <text:p text:style-name="P32">8.2. Aspects 2D ? </text:p>
      <text:p text:style-name="P27"><text:tab/>Le jeu conservera les aspects 2D du mode classique. Pour cela, on va utiliser les différents éléments de la bibliothèque Swing de Java pour garder le thème ‘primitif’ de Pac-Man.</text:p>
      <text:p text:style-name="P32">8.3. Aspects 3D Quel traitements graphique</text:p>
      <text:p text:style-name="P27"><text:tab/>Pour l’instant aucun traitement 3D n’a été prévu, à part les reliefs des boutons et interfaces du menu qui auront un ‘look’ 3D, mais qui en vrai sera en 2D/2.5D.</text:p>
      <text:p text:style-name="P32">8.4. Animations</text:p>
      <text:p text:style-name="P27"><text:tab/>La map du jeu sera vue de haut, comme il a toujours été dans le jeu classique. Donc les mouvements de Pac-Man des fantômes seront planaires et dans les quatre directions de base : haut, bas, droite, gauche. Pour les animations, l’animation des fantômes sera en translation suivant l’axe sur lequel ils bougent ; leur modèle ne va pivoter d’aucun angle lors du changement de l’axe parcouru, leurs yeux définiront la direction vers laquelle ils veulent se déplacer. Pac-Man par contre, devra pivoter d’un angle de 90° ou -90° lorsqu’il change de l’axe X vers l’axe Y ou <text:soft-page-break/>inversement, sinon d’un angle de 180° lorsqu’il change de direction sur le même axe. </text:p>
      <text:p text:style-name="P32">8.5. Cinématiques </text:p>
      <text:p text:style-name="P27"><text:tab/>(Version alpha – Le jeu n’a qu’un niveau)</text:p>
      <text:p text:style-name="P27"><text:tab/>Côté scénario et storytelling, rien n’a été prévu pour l’instant. Il faudra attendre la fin de la version alpha pour avoir une histoire.</text:p>
      <text:p text:style-name="P32">8.6. Effets spéciaux </text:p>
      <text:p text:style-name="P27"><text:tab/>(Version alpha – Le jeu n’a qu’un niveau)</text:p>
      <text:p text:style-name="P27"><text:tab/>Le mouvement du skin classique (par défaut) de Pac-Man ressemblera au mouvement iconique que la plupart connaît : un cercle jaune avec une bouche qui s’ouvre et se referme en boucle infinie. Lors de sa mort la bouche va s’ouvrir jusqu’à ce que Pac-Man se mange de l’intérieur (no cannibalism). </text:p>
      <text:p text:style-name="P27"><text:tab/>Le mouvement des fantômes classiques sera en boucle comme il est connu dans le 1<text:span text:style-name="T1">er</text:span> jeu Pac-Man de 1980. Lors de leur défaite, leur corps disparaîtra et les yeux vont se déplacer vers la cage au centre de la map. Si Pac-Man mange un Super-Pac, les fantômes changent tous en bleu foncé.</text:p>
      <text:p text:style-name="P27"><text:tab/>Avec les versions qui suivent, on introduira plus de palettes de couleurs pour rajouter plus d’effets.</text:p>
      <text:p text:style-name="P32">8.7. Interface utilisateur</text:p>
      <text:p text:style-name="P27"><text:tab/>(Version alpha)</text:p>
      <text:p text:style-name="P27"><text:tab/>L’interface utilisateur utilisera le jeu de couleurs par défaut de Pac-Man (1980). Elle sera accessible par clavier et par touches. Le bouton sur lequel l’utilisateur pointe sera mis en highlight avec un contour couleur (bleu ou vert) néon. </text:p>
      <text:p text:style-name="P106">Avec les versions qui suivront, sur le menu principal, l’utilisateur pourra changer le jeu de couleurs pour rajouter de l’ambiance au jeu. Plusieurs thèmes seront proposés en packages pour changer la musique, le skin de Pac-Man, celui des fantômes, celui de la map et pourquoi pas aussi les bruitages.</text:p>
      <text:p text:style-name="P38"><text:soft-page-break/>9. CHOIX ARTISTIQUES : MUSIQUES ET BRUITAGES</text:p>
      <text:p text:style-name="P37">9.1. Vue générale et objectifs</text:p>
      <text:p text:style-name="P35"><text:tab/>Pour le choix artistique, nous nous sommes mis d’accord sur un style classique, qui ferait penser aux PacMan sur la Nintendo Entertainment System ou sur les machines d’arcade.</text:p>
      <text:p text:style-name="P35">L’objectif étant de se rapprocher au plus du PacMan « Original », tout en apportant une touche personnelle à nous. </text:p>
      <text:p text:style-name="P37">9.2. Interface utilisateur et ambiance sonore</text:p>
      <text:p text:style-name="P35"><text:tab/>L’interface utilisateur obtiendra une playlist de musique de fond basée sur le thème PacMan. </text:p>
      <text:p text:style-name="P35">- Musique de fond dans le menu principal</text:p>
      <text:p text:style-name="P35">- Musique de fond modifiable dans le menu principal</text:p>
      <text:p text:style-name="P35">- Musique lors du lancer de la partie qui annonce le début de la partie</text:p>
      <text:p text:style-name="P35">- Bruitage de chacun des événements de la partie</text:p>
      <text:p text:style-name="P35"><text:tab/>-A chaque injection d’un Pac-gomme</text:p>
      <text:p text:style-name="P35"><text:tab/>-A chaque mort du PacMan et des fantômes</text:p>
      <text:p text:style-name="P35"><text:tab/>-A la fin de la partie et au passage du niveau supérieur</text:p>
      <text:p text:style-name="P37">9.3. Musiques</text:p>
      <text:p text:style-name="P35">La diversité des musiques durant le jeu permettra au joueur de mieux s’immerger dans l’univers de PacMan.</text:p>
      <text:p text:style-name="P35">Les musiques collent parfaitement à notre Univers qui se rapproche au plus de celui de PacMan</text:p>
      <text:p text:style-name="P35"/>
      <text:p text:style-name="P35">-Il y aura 2 musiques de fond en pleine parti</text:p>
      <text:p text:style-name="P35"><text:tab/>- Une qui sera de base continuelle, la musique de fond ce coupe lorsque la deuxième musique ce lance, c’est-à-dire quand le PacMan <text:soft-page-break/>mange une Pac-gomme spéciale et se réactivera alors qu’à la fin de cette musique </text:p>
      <text:p text:style-name="P35">- La deuxième apparaitra pour remplacer la première lorsque que le PacMan mange une Pac-gomme spéciale, la musique s’active alors pour une durée de 10sec puis alors se relancera la première musique de fond.</text:p>
      <text:p text:style-name="P37">9.4. Bruitages</text:p>
      <text:p text:style-name="P35">Bruit 1 : bruitage injection de Pac-gomme, durer 1sec</text:p>
      <text:p text:style-name="P35">Bruit 2 : bruitage passage de niveau supérieur,</text:p>
      <text:p text:style-name="P35">Bruit 3 : bruitage injection d’un fantôme, durer 1sec</text:p>
      <text:p text:style-name="P35">Bruit 4 : bruitage mort du PacMan, durer 2sec</text:p>
      <text:p text:style-name="P35">Bruit 5 : bruitage fin de parti </text:p>
      <text:p text:style-name="P36"><text:span text:style-name="T90">9.5. Vo</text:span><text:span text:style-name="T91">i</text:span><text:span text:style-name="T90">x</text:span></text:p>
      <text:p text:style-name="P35">A définir</text:p>
      <text:p text:style-name="P36"><text:span text:style-name="T90">9.6. Effe</text:span><text:span text:style-name="T91">t</text:span><text:span text:style-name="T90">s spéciaux</text:span></text:p>
      <text:p text:style-name="P35">A définir, retour du prof la semaine prochaine</text:p>
      <text:p text:style-name="P35"/>
      <text:p text:style-name="P35"/>
      <text:p text:style-name="P35"/>
      <text:p text:style-name="P35"/>
      <text:p text:style-name="P54"/>
      <text:p text:style-name="P103">Ce format peut être complété par d’autres informations que vous jugeriez importantes. </text:p>
      <text:p text:style-name="P5"><text:bookmark text:name="_GoBack"/></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Ubuntu" svg:font-family="Ubuntu"/>
    <style:font-face style:name="sans-serif" svg:font-family="sans-serif"/>
    <style:font-face style:name="Serif" svg:font-family="Serif" style:font-family-generic="roman"/>
    <style:font-face style:name="Calibri" svg:font-family="Calibri"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DejaVu Sans" style:font-size-asian="11pt" style:language-asian="fr" style:country-asian="FR"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false" style:font-name-asian="DejaVu Sans" style:font-size-asian="11pt" style:language-asian="fr" style:country-asian="FR"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officeooo:paragraph-rsid="0000dd6a"/>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MP1"><text:subject/><text:title/><text:title/><text:title/><text:title/><text:user-defined style:data-style-name="N0" text:name="Title">GDD - PacMan</text:user-defined><text:s text:c="4"/><text:user-defined style:data-style-name="N0" text:name="Version">1.1</text:user-defined></text:p>
      </style:header>
      <style:footer>
        <text:p text:style-name="MP2"><text:page-number text:select-page="current">20</text:page-number><text:s/>/ <text:page-count>2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boua</meta:initial-creator>
    <meta:editing-cycles>157</meta:editing-cycles>
    <meta:creation-date>2014-09-14T11:13:00</meta:creation-date>
    <dc:date>2019-11-10T15:23:42.953120539</dc:date>
    <meta:editing-duration>PT7H57M</meta:editing-duration>
    <meta:generator>LibreOffice/6.0.7.3$Linux_X86_64 LibreOffice_project/00m0$Build-3</meta:generator>
    <meta:document-statistic meta:table-count="8" meta:image-count="0" meta:object-count="0" meta:page-count="20" meta:paragraph-count="342" meta:word-count="4226" meta:character-count="25736" meta:non-whitespace-character-count="21712"/>
    <meta:user-defined meta:name="AppVersion">14.0000</meta:user-defined>
    <meta:user-defined meta:name="Checked by" meta:value-type="boolean">false</meta:user-defined>
    <meta:user-defined meta:name="Company">Microsoft</meta:user-defined>
    <meta:user-defined meta:name="Disposition" meta:value-type="float">0</meta:user-defined>
    <meta:user-defined meta:name="Département" meta:value-type="string">GDD - PacMan</meta:user-defined>
    <meta:user-defined meta:name="HyperlinksChanged" meta:value-type="boolean">false</meta:user-defined>
    <meta:user-defined meta:name="ScaleCrop" meta:value-type="boolean">false</meta:user-defined>
    <meta:user-defined meta:name="ShareDoc" meta:value-type="boolean">false</meta:user-defined>
    <meta:user-defined meta:name="Version" meta:value-type="string">1.1</meta:user-defined>
    <meta:template xlink:type="simple" xlink:actuate="onRequest" xlink:title="Normal.dotm" xlink:href=""/>
  </office:meta>
</office:document-meta>
</file>